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 text:start-value="5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9486in" text:min-label-width="0in" text:list-level-position-and-space-mode="label-alignment">
          <style:list-level-label-alignment text:label-followed-by="listtab" fo:margin-left="0.9486in" fo:text-indent="0in"/>
        </style:list-level-properties>
      </text:list-level-style-number>
      <text:list-level-style-number text:level="3" text:style-name="WW_CharLFO1LVL3" style:num-format="i">
        <style:list-level-properties text:space-before="1.4486in" text:min-label-width="0in" text:list-level-position-and-space-mode="label-alignment">
          <style:list-level-label-alignment text:label-followed-by="listtab" fo:margin-left="1.4486in" fo:text-indent="0in"/>
        </style:list-level-properties>
      </text:list-level-style-number>
      <text:list-level-style-number text:level="4" text:style-name="WW_CharLFO1LVL4" style:num-format="1">
        <style:list-level-properties text:space-before="1.9486in" text:min-label-width="0in" text:list-level-position-and-space-mode="label-alignment">
          <style:list-level-label-alignment text:label-followed-by="listtab" fo:margin-left="1.948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4486in" text:min-label-width="0in" text:list-level-position-and-space-mode="label-alignment">
          <style:list-level-label-alignment text:label-followed-by="listtab" fo:margin-left="2.4486in" fo:text-indent="0in"/>
        </style:list-level-properties>
      </text:list-level-style-number>
      <text:list-level-style-number text:level="6" text:style-name="WW_CharLFO1LVL6" style:num-format="i">
        <style:list-level-properties text:space-before="2.9486in" text:min-label-width="0in" text:list-level-position-and-space-mode="label-alignment">
          <style:list-level-label-alignment text:label-followed-by="listtab" fo:margin-left="2.9486in" fo:text-indent="0in"/>
        </style:list-level-properties>
      </text:list-level-style-number>
      <text:list-level-style-number text:level="7" text:style-name="WW_CharLFO1LVL7" style:num-format="1">
        <style:list-level-properties text:space-before="3.4486in" text:min-label-width="0in" text:list-level-position-and-space-mode="label-alignment">
          <style:list-level-label-alignment text:label-followed-by="listtab" fo:margin-left="3.448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9486in" text:min-label-width="0in" text:list-level-position-and-space-mode="label-alignment">
          <style:list-level-label-alignment text:label-followed-by="listtab" fo:margin-left="3.9486in" fo:text-indent="0in"/>
        </style:list-level-properties>
      </text:list-level-style-number>
      <text:list-level-style-number text:level="9" text:style-name="WW_CharLFO1LVL9" style:num-format="i">
        <style:list-level-properties text:space-before="4.4486in" text:min-label-width="0in" text:list-level-position-and-space-mode="label-alignment">
          <style:list-level-label-alignment text:label-followed-by="listtab" fo:margin-left="4.4486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1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86in" text:min-label-width="0in" text:list-level-position-and-space-mode="label-alignment">
          <style:list-level-label-alignment text:label-followed-by="listtab" fo:margin-left="0.9486in" fo:text-indent="0in"/>
        </style:list-level-properties>
      </text:list-level-style-number>
      <text:list-level-style-number text:level="3" text:style-name="WW_CharLFO2LVL3" style:num-format="i">
        <style:list-level-properties text:space-before="1.4486in" text:min-label-width="0in" text:list-level-position-and-space-mode="label-alignment">
          <style:list-level-label-alignment text:label-followed-by="listtab" fo:margin-left="1.4486in" fo:text-indent="0in"/>
        </style:list-level-properties>
      </text:list-level-style-number>
      <text:list-level-style-number text:level="4" text:style-name="WW_CharLFO2LVL4" style:num-format="1">
        <style:list-level-properties text:space-before="1.9486in" text:min-label-width="0in" text:list-level-position-and-space-mode="label-alignment">
          <style:list-level-label-alignment text:label-followed-by="listtab" fo:margin-left="1.948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86in" text:min-label-width="0in" text:list-level-position-and-space-mode="label-alignment">
          <style:list-level-label-alignment text:label-followed-by="listtab" fo:margin-left="2.4486in" fo:text-indent="0in"/>
        </style:list-level-properties>
      </text:list-level-style-number>
      <text:list-level-style-number text:level="6" text:style-name="WW_CharLFO2LVL6" style:num-format="i">
        <style:list-level-properties text:space-before="2.9486in" text:min-label-width="0in" text:list-level-position-and-space-mode="label-alignment">
          <style:list-level-label-alignment text:label-followed-by="listtab" fo:margin-left="2.9486in" fo:text-indent="0in"/>
        </style:list-level-properties>
      </text:list-level-style-number>
      <text:list-level-style-number text:level="7" text:style-name="WW_CharLFO2LVL7" style:num-format="1">
        <style:list-level-properties text:space-before="3.4486in" text:min-label-width="0in" text:list-level-position-and-space-mode="label-alignment">
          <style:list-level-label-alignment text:label-followed-by="listtab" fo:margin-left="3.448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86in" text:min-label-width="0in" text:list-level-position-and-space-mode="label-alignment">
          <style:list-level-label-alignment text:label-followed-by="listtab" fo:margin-left="3.9486in" fo:text-indent="0in"/>
        </style:list-level-properties>
      </text:list-level-style-number>
      <text:list-level-style-number text:level="9" text:style-name="WW_CharLFO2LVL9" style:num-format="i">
        <style:list-level-properties text:space-before="4.4486in" text:min-label-width="0in" text:list-level-position-and-space-mode="label-alignment">
          <style:list-level-label-alignment text:label-followed-by="listtab" fo:margin-left="4.4486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end" fo:margin-bottom="0.0326in" fo:line-height="107%" fo:margin-left="0in" fo:margin-right="0.3152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3pt" style:font-size-asian="13pt"/>
    </style:style>
    <style:style style:name="P3" style:parent-style-name="Normal" style:family="paragraph">
      <style:paragraph-properties fo:text-align="start" fo:margin-bottom="0in" fo:line-height="105%" fo:margin-left="2.2972in" fo:margin-right="2.1166in" fo:text-indent="0.2034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14pt" style:font-size-asian="14pt"/>
    </style:style>
    <style:style style:name="P5" style:parent-style-name="Normal" style:family="paragraph">
      <style:paragraph-properties fo:text-align="start" fo:margin-left="-0.1986in" fo:text-indent="0in">
        <style:tab-stops>
          <style:tab-stop style:type="center" style:position="4.8326in"/>
          <style:tab-stop style:type="center" style:position="5.377in"/>
          <style:tab-stop style:type="center" style:position="6.6041in"/>
        </style:tab-stops>
      </style:paragraph-properties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8" style:parent-style-name="Normal" style:family="paragraph">
      <style:paragraph-properties fo:text-align="start" fo:margin-bottom="0.0125in" fo:line-height="107%" fo:margin-left="-0.2472in" fo:text-indent="0in">
        <style:tab-stops/>
      </style:paragraph-properties>
    </style:style>
    <style:style style:name="T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0" style:parent-style-name="Normal" style:family="paragraph">
      <style:paragraph-properties fo:text-align="start" fo:margin-bottom="0in" fo:line-height="113%" fo:margin-left="0.45in" fo:margin-right="0.2236in" fo:text-indent="-0.3in">
        <style:tab-stops/>
      </style:paragraph-properties>
    </style:style>
    <style:style style:name="T11" style:parent-style-name="DefaultParagraphFont" style:family="text">
      <style:text-properties fo:font-size="9pt" style:font-size-asian="9pt"/>
    </style:style>
    <style:style style:name="P12" style:parent-style-name="Normal" style:family="paragraph">
      <style:paragraph-properties fo:margin-left="-0.0034in">
        <style:tab-stops/>
      </style:paragraph-properties>
    </style:style>
    <style:style style:name="T1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33" style:parent-style-name="Normal" style:family="paragraph">
      <style:paragraph-properties fo:text-align="start" fo:margin-bottom="0.0006in" fo:line-height="107%" fo:margin-left="1.1222in">
        <style:tab-stops/>
      </style:paragraph-properties>
    </style:style>
    <style:style style:name="T34" style:parent-style-name="DefaultParagraphFont" style:family="text">
      <style:text-properties fo:font-size="9pt" style:font-size-asian="9pt"/>
    </style:style>
    <style:style style:name="P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6" style:parent-style-name="DefaultParagraphFont" style:family="text">
      <style:text-properties fo:font-weight="bold" style:font-weight-asian="bold"/>
    </style:style>
    <style:style style:name="P37" style:parent-style-name="Normal" style:family="paragraph">
      <style:paragraph-properties fo:text-align="start" fo:margin-bottom="0.0131in" fo:line-height="107%" fo:margin-left="-0.0847in" fo:margin-right="-0.0263in" fo:text-indent="0in">
        <style:tab-stops/>
      </style:paragraph-properties>
    </style:style>
    <style:style style:name="T3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39" style:parent-style-name="Normal" style:family="paragraph">
      <style:paragraph-properties fo:text-align="center" fo:margin-bottom="0.0333in" fo:line-height="107%" fo:margin-left="1.5187in" fo:margin-right="1.2909in">
        <style:tab-stops/>
      </style:paragraph-properties>
    </style:style>
    <style:style style:name="T40" style:parent-style-name="DefaultParagraphFont" style:family="text">
      <style:text-properties fo:font-size="9pt" style:font-size-asian="9pt"/>
    </style:style>
    <style:style style:name="P41" style:parent-style-name="Normal" style:family="paragraph">
      <style:paragraph-properties fo:text-align="start" fo:margin-bottom="0.0041in" fo:line-height="103%" fo:margin-left="0in" fo:text-indent="0in">
        <style:tab-stops>
          <style:tab-stop style:type="center" style:position="3.2395in"/>
        </style:tab-stops>
      </style:paragraph-properties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Normal" style:family="paragraph">
      <style:paragraph-properties fo:text-align="center" fo:margin-bottom="0.0333in" fo:line-height="107%" fo:margin-left="1.5187in" fo:margin-right="0.7631in">
        <style:tab-stops/>
      </style:paragraph-properties>
    </style:style>
    <style:style style:name="T44" style:parent-style-name="DefaultParagraphFont" style:family="text">
      <style:text-properties fo:font-size="9pt" style:font-size-asian="9pt"/>
    </style:style>
    <style:style style:name="P45" style:parent-style-name="Normal" style:family="paragraph">
      <style:paragraph-properties fo:margin-left="-0.0034in" fo:margin-right="0.577in">
        <style:tab-stops/>
      </style:paragraph-properties>
    </style:style>
    <style:style style:name="T4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9" style:parent-style-name="Normal" style:family="paragraph">
      <style:paragraph-properties fo:text-align="start" fo:margin-bottom="0.0041in" fo:line-height="725%" fo:margin-left="0.0069in" fo:margin-right="1.6965in">
        <style:tab-stops/>
      </style:paragraph-properties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5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5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58" style:parent-style-name="DefaultParagraphFont" style:family="text">
      <style:text-properties fo:font-weight="bold" style:font-weight-asian="bold"/>
    </style:style>
    <style:style style:name="P5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0" style:parent-style-name="DefaultParagraphFont" style:family="text">
      <style:text-properties fo:font-weight="bold" style:font-weight-asian="bold"/>
    </style:style>
    <style:style style:name="P6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2" style:parent-style-name="DefaultParagraphFont" style:family="text">
      <style:text-properties fo:font-weight="bold" style:font-weight-asian="bold"/>
    </style:style>
    <style:style style:name="P6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6" style:parent-style-name="DefaultParagraphFont" style:family="text">
      <style:text-properties fo:font-weight="bold" style:font-weight-asian="bold"/>
    </style:style>
    <style:style style:name="P6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68" style:parent-style-name="DefaultParagraphFont" style:family="text">
      <style:text-properties fo:font-weight="bold" style:font-weight-asian="bold"/>
    </style:style>
    <style:style style:name="P6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2" style:parent-style-name="DefaultParagraphFont" style:family="text">
      <style:text-properties fo:font-weight="bold" style:font-weight-asian="bold"/>
    </style:style>
    <style:style style:name="P7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7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75" style:parent-style-name="DefaultParagraphFont" style:family="text">
      <style:text-properties fo:font-weight="bold" style:font-weight-asian="bold"/>
    </style:style>
    <style:style style:name="P7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7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7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80" style:parent-style-name="DefaultParagraphFont" style:family="text">
      <style:text-properties fo:font-weight="bold" style:font-weight-asian="bold"/>
    </style:style>
    <style:style style:name="P8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8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85" style:parent-style-name="DefaultParagraphFont" style:family="text">
      <style:text-properties fo:font-weight="bold" style:font-weight-asian="bold"/>
    </style:style>
    <style:style style:name="P8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8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8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8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92" style:parent-style-name="DefaultParagraphFont" style:family="text">
      <style:text-properties fo:font-weight="bold" style:font-weight-asian="bold"/>
    </style:style>
    <style:style style:name="P9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9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97" style:parent-style-name="DefaultParagraphFont" style:family="text">
      <style:text-properties fo:font-weight="bold" style:font-weight-asian="bold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/>
    </style:style>
    <style:style style:name="P10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01" style:parent-style-name="Normal" style:list-style-name="LFO1" style:family="paragraph">
      <style:paragraph-properties fo:text-indent="-0.1666in"/>
    </style:style>
    <style:style style:name="T102" style:parent-style-name="DefaultParagraphFont" style:family="text">
      <style:text-properties fo:font-weight="bold" style:font-weight-asian="bold"/>
    </style:style>
    <style:style style:name="P103" style:parent-style-name="Normal" style:family="paragraph">
      <style:paragraph-properties fo:text-align="start" fo:margin-bottom="0.0194in" fo:line-height="107%" fo:margin-left="1.1881in" fo:margin-right="-0.0263in" fo:text-indent="0in">
        <style:tab-stops/>
      </style:paragraph-properties>
    </style:style>
    <style:style style:name="T10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05" style:parent-style-name="Normal" style:list-style-name="LFO1" style:family="paragraph">
      <style:paragraph-properties fo:margin-bottom="0.0006in" fo:line-height="107%" fo:text-indent="-0.1666in"/>
    </style:style>
    <style:style style:name="T10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P107" style:parent-style-name="Normal" style:list-style-name="LFO1" style:family="paragraph">
      <style:paragraph-properties fo:text-indent="-0.1666in"/>
    </style:style>
    <style:style style:name="T108" style:parent-style-name="DefaultParagraphFont" style:family="text">
      <style:text-properties fo:font-weight="bold" style:font-weight-asian="bold"/>
    </style:style>
    <style:style style:name="P109" style:parent-style-name="Normal" style:family="paragraph">
      <style:paragraph-properties fo:text-align="start" fo:margin-bottom="0.0111in" fo:line-height="107%" fo:margin-left="0in" fo:margin-right="-0.0263in" fo:text-indent="0in">
        <style:tab-stops/>
      </style:paragraph-properties>
    </style:style>
    <style:style style:name="T11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1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1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15" style:parent-style-name="DefaultParagraphFont" style:family="text">
      <style:text-properties fo:font-weight="bold" style:font-weight-asian="bold"/>
    </style:style>
    <style:style style:name="P11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17" style:parent-style-name="DefaultParagraphFont" style:family="text">
      <style:text-properties fo:font-weight="bold" style:font-weight-asian="bold"/>
    </style:style>
    <style:style style:name="P11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19" style:parent-style-name="DefaultParagraphFont" style:family="text">
      <style:text-properties fo:font-size="9pt" style:font-size-asian="9pt"/>
    </style:style>
    <style:style style:name="P12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24" style:parent-style-name="DefaultParagraphFont" style:family="text">
      <style:text-properties fo:font-weight="bold" style:font-weight-asian="bold"/>
    </style:style>
    <style:style style:name="P12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26" style:parent-style-name="DefaultParagraphFont" style:family="text">
      <style:text-properties fo:font-weight="bold" style:font-weight-asian="bold"/>
    </style:style>
    <style:style style:name="P12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28" style:parent-style-name="DefaultParagraphFont" style:family="text">
      <style:text-properties fo:font-size="9pt" style:font-size-asian="9pt"/>
    </style:style>
    <style:style style:name="P12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0" style:parent-style-name="DefaultParagraphFont" style:family="text">
      <style:text-properties fo:font-size="9pt" style:font-size-asian="9pt"/>
    </style:style>
    <style:style style:name="P13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2" style:parent-style-name="DefaultParagraphFont" style:family="text">
      <style:text-properties fo:font-size="9pt" style:font-size-asian="9pt"/>
    </style:style>
    <style:style style:name="P13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4" style:parent-style-name="DefaultParagraphFont" style:family="text">
      <style:text-properties fo:font-size="9pt" style:font-size-asian="9pt"/>
    </style:style>
    <style:style style:name="P13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6" style:parent-style-name="DefaultParagraphFont" style:family="text">
      <style:text-properties fo:font-size="9pt" style:font-size-asian="9pt"/>
    </style:style>
    <style:style style:name="P13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38" style:parent-style-name="DefaultParagraphFont" style:family="text">
      <style:text-properties fo:font-size="9pt" style:font-size-asian="9pt"/>
    </style:style>
    <style:style style:name="P13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4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4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4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43" style:parent-style-name="DefaultParagraphFont" style:family="text">
      <style:text-properties fo:font-weight="bold" style:font-weight-asian="bold"/>
    </style:style>
    <style:style style:name="P14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45" style:parent-style-name="DefaultParagraphFont" style:family="text">
      <style:text-properties fo:font-weight="bold" style:font-weight-asian="bold"/>
    </style:style>
    <style:style style:name="P14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47" style:parent-style-name="DefaultParagraphFont" style:family="text">
      <style:text-properties fo:font-weight="bold" style:font-weight-asian="bold"/>
    </style:style>
    <style:style style:name="P148" style:parent-style-name="Normal" style:family="paragraph">
      <style:paragraph-properties fo:text-align="start" fo:margin-bottom="0.0006in" fo:line-height="107%" fo:margin-left="1.475in">
        <style:tab-stops/>
      </style:paragraph-properties>
    </style:style>
    <style:style style:name="T149" style:parent-style-name="DefaultParagraphFont" style:family="text">
      <style:text-properties fo:font-size="9pt" style:font-size-asian="9pt"/>
    </style:style>
    <style:style style:name="P150" style:parent-style-name="Normal" style:family="paragraph">
      <style:paragraph-properties fo:text-align="center" fo:margin-bottom="0.0576in" fo:line-height="107%" fo:margin-left="1.109in" fo:text-indent="0in">
        <style:tab-stops/>
      </style:paragraph-properties>
    </style:style>
    <style:style style:name="T151" style:parent-style-name="DefaultParagraphFont" style:family="text">
      <style:text-properties fo:font-style="italic" style:font-style-asian="italic" fo:font-size="9pt" style:font-size-asian="9pt"/>
    </style:style>
    <style:style style:name="P152" style:parent-style-name="Normal" style:family="paragraph">
      <style:paragraph-properties fo:text-align="start" fo:margin-bottom="0.0041in" fo:line-height="103%" fo:margin-left="0in" fo:text-indent="0in">
        <style:tab-stops>
          <style:tab-stop style:type="center" style:position="0.9006in"/>
          <style:tab-stop style:type="center" style:position="5.0756in"/>
        </style:tab-stops>
      </style:paragraph-properties>
    </style:style>
    <style:style style:name="T15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54" style:parent-style-name="DefaultParagraphFont" style:family="text">
      <style:text-properties fo:font-weight="bold" style:font-weight-asian="bold"/>
    </style:style>
    <style:style style:name="T155" style:parent-style-name="DefaultParagraphFont" style:family="text">
      <style:text-properties fo:font-weight="bold" style:font-weight-asian="bold"/>
    </style:style>
    <style:style style:name="P156" style:parent-style-name="Normal" style:list-style-name="LFO2" style:family="paragraph">
      <style:paragraph-properties fo:text-align="start" fo:text-indent="-0.25in"/>
    </style:style>
    <style:style style:name="T15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1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59" style:parent-style-name="DefaultParagraphFont" style:family="text">
      <style:text-properties fo:font-size="9pt" style:font-size-asian="9pt"/>
    </style:style>
    <style:style style:name="P16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1" style:parent-style-name="DefaultParagraphFont" style:family="text">
      <style:text-properties fo:font-size="9pt" style:font-size-asian="9pt"/>
    </style:style>
    <style:style style:name="P16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3" style:parent-style-name="DefaultParagraphFont" style:family="text">
      <style:text-properties fo:font-size="9pt" style:font-size-asian="9pt"/>
    </style:style>
    <style:style style:name="P16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5" style:parent-style-name="DefaultParagraphFont" style:family="text">
      <style:text-properties fo:font-size="9pt" style:font-size-asian="9pt"/>
    </style:style>
    <style:style style:name="P16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167" style:parent-style-name="DefaultParagraphFont" style:family="text">
      <style:text-properties fo:font-weight="bold" style:font-weight-asian="bold"/>
    </style:style>
    <style:style style:name="P168" style:parent-style-name="Normal" style:family="paragraph">
      <style:paragraph-properties fo:text-align="center" fo:margin-bottom="0.0326in" fo:line-height="107%" fo:margin-left="0in" fo:margin-right="0.3312in" fo:text-indent="0in">
        <style:tab-stops/>
      </style:paragraph-properties>
    </style:style>
    <style:style style:name="T169" style:parent-style-name="DefaultParagraphFont" style:family="text">
      <style:text-properties fo:font-weight="bold" style:font-weight-asian="bold" fo:font-size="9pt" style:font-size-asian="9pt"/>
    </style:style>
    <style:style style:name="P170" style:parent-style-name="Normal" style:family="paragraph">
      <style:paragraph-properties fo:text-align="start" fo:margin-bottom="0.0041in" fo:line-height="103%" fo:margin-left="0.0069in">
        <style:tab-stops/>
      </style:paragraph-properties>
    </style:style>
    <style:style style:name="T17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72" style:parent-style-name="DefaultParagraphFont" style:family="text">
      <style:text-properties fo:font-weight="bold" style:font-weight-asian="bold"/>
    </style:style>
    <style:style style:name="P173" style:parent-style-name="Normal" style:family="paragraph">
      <style:paragraph-properties fo:text-align="center" fo:margin-bottom="0.0361in" fo:line-height="107%" fo:margin-left="0in" fo:margin-right="0.3312in" fo:text-indent="0in">
        <style:tab-stops/>
      </style:paragraph-properties>
    </style:style>
    <style:style style:name="T174" style:parent-style-name="DefaultParagraphFont" style:family="text">
      <style:text-properties fo:font-size="9pt" style:font-size-asian="9pt"/>
    </style:style>
    <style:style style:name="P175" style:parent-style-name="Normal" style:list-style-name="LFO2" style:family="paragraph">
      <style:paragraph-properties fo:text-align="start" fo:margin-bottom="0.0006in" fo:line-height="107%" fo:text-indent="-0.25in"/>
    </style:style>
    <style:style style:name="T17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177" style:parent-style-name="DefaultParagraphFont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T17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text-underline-color="#000000"/>
    </style:style>
    <style:style style:name="T179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80" style:parent-style-name="Normal" style:family="paragraph">
      <style:paragraph-properties fo:text-align="center" fo:margin-bottom="0.0375in" fo:line-height="107%" fo:margin-left="0in" fo:margin-right="0.3312in" fo:text-indent="0in">
        <style:tab-stops/>
      </style:paragraph-properties>
    </style:style>
    <style:style style:name="T181" style:parent-style-name="DefaultParagraphFont" style:family="text">
      <style:text-properties fo:font-size="9pt" style:font-size-asian="9pt"/>
    </style:style>
    <style:style style:name="P182" style:parent-style-name="Normal" style:family="paragraph">
      <style:paragraph-properties fo:text-align="start" fo:margin-bottom="0.0041in" fo:line-height="103%" fo:margin-left="0.0069in">
        <style:tab-stops/>
      </style:paragraph-properties>
    </style:style>
    <style:style style:name="T183" style:parent-style-name="DefaultParagraphFont" style:family="text">
      <style:text-properties fo:font-weight="bold" style:font-weight-asian="bold"/>
    </style:style>
    <style:style style:name="P184" style:parent-style-name="Normal" style:family="paragraph">
      <style:paragraph-properties fo:text-align="center" fo:margin-bottom="0.0562in" fo:line-height="107%" fo:margin-left="-0.0847in" fo:margin-right="-0.0263in" fo:text-indent="0in">
        <style:tab-stops/>
      </style:paragraph-properties>
    </style:style>
    <style:style style:name="T18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86" style:parent-style-name="DefaultParagraphFont" style:family="text">
      <style:text-properties fo:font-size="9pt" style:font-size-asian="9pt"/>
    </style:style>
    <style:style style:name="P187" style:parent-style-name="Normal" style:family="paragraph">
      <style:paragraph-properties fo:text-align="start" fo:margin-bottom="0.0041in" fo:line-height="103%" fo:margin-left="0in" fo:text-indent="0in">
        <style:tab-stops>
          <style:tab-stop style:type="center" style:position="1.2645in"/>
          <style:tab-stop style:type="center" style:position="4.5465in"/>
        </style:tab-stops>
      </style:paragraph-properties>
    </style:style>
    <style:style style:name="T18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89" style:parent-style-name="DefaultParagraphFont" style:family="text">
      <style:text-properties fo:font-weight="bold" style:font-weight-asian="bold"/>
    </style:style>
    <style:style style:name="P190" style:parent-style-name="Normal" style:family="paragraph">
      <style:paragraph-properties fo:text-align="center" fo:margin-bottom="0.0541in" fo:line-height="107%" fo:margin-left="1.5187in" fo:margin-right="0.5013in">
        <style:tab-stops/>
      </style:paragraph-properties>
    </style:style>
    <style:style style:name="T191" style:parent-style-name="DefaultParagraphFont" style:family="text">
      <style:text-properties fo:font-size="9pt" style:font-size-asian="9pt"/>
    </style:style>
    <style:style style:name="T192" style:parent-style-name="DefaultParagraphFont" style:family="text">
      <style:text-properties fo:font-size="9pt" style:font-size-asian="9pt"/>
    </style:style>
    <style:style style:name="P193" style:parent-style-name="Normal" style:family="paragraph">
      <style:paragraph-properties fo:margin-left="-0.0104in" fo:text-indent="0.375in">
        <style:tab-stops/>
      </style:paragraph-properties>
    </style:style>
    <style:style style:name="T19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95" style:parent-style-name="DefaultParagraphFont" style:family="text">
      <style:text-properties fo:font-weight="bold" style:font-weight-asian="bold"/>
    </style:style>
    <style:style style:name="P196" style:parent-style-name="Normal" style:family="paragraph">
      <style:paragraph-properties fo:margin-left="-0.0104in" fo:text-indent="0.4916in">
        <style:tab-stops/>
      </style:paragraph-properties>
    </style:style>
    <style:style style:name="P197" style:parent-style-name="Normal" style:family="paragraph">
      <style:paragraph-properties fo:margin-left="-0.0104in" fo:text-indent="0.4916in">
        <style:tab-stops/>
      </style:paragraph-properties>
    </style:style>
    <style:style style:name="P198" style:parent-style-name="Normal" style:family="paragraph">
      <style:paragraph-properties fo:margin-left="-0.0104in" fo:text-indent="0.4916in">
        <style:tab-stops/>
      </style:paragraph-properties>
    </style:style>
    <style:style style:name="P199" style:parent-style-name="Normal" style:family="paragraph">
      <style:paragraph-properties fo:text-align="start" fo:margin-bottom="0.0041in" fo:line-height="103%" fo:margin-left="0in" fo:text-indent="0in">
        <style:tab-stops>
          <style:tab-stop style:type="center" style:position="0.9006in"/>
          <style:tab-stop style:type="center" style:position="5.0756in"/>
        </style:tab-stops>
      </style:paragraph-properties>
    </style:style>
    <style:style style:name="T20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01" style:parent-style-name="DefaultParagraphFont" style:family="text">
      <style:text-properties fo:font-weight="bold" style:font-weight-asian="bold"/>
    </style:style>
    <style:style style:name="T202" style:parent-style-name="DefaultParagraphFont" style:family="text">
      <style:text-properties fo:font-weight="bold" style:font-weight-asian="bold"/>
    </style:style>
    <style:style style:name="P203" style:parent-style-name="Normal" style:family="paragraph">
      <style:paragraph-properties fo:text-align="start" fo:margin-bottom="0.0118in" fo:line-height="107%" fo:margin-left="4.9909in" fo:margin-right="-0.0263in" fo:text-indent="0in">
        <style:tab-stops/>
      </style:paragraph-properties>
    </style:style>
    <style:style style:name="T20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05" style:parent-style-name="Normal" style:family="paragraph">
      <style:paragraph-properties fo:text-align="end" fo:margin-bottom="0.002in" fo:line-height="107%" fo:margin-left="0.0069in" fo:margin-right="0.8569in">
        <style:tab-stops/>
      </style:paragraph-properties>
    </style:style>
    <style:style style:name="T206" style:parent-style-name="DefaultParagraphFont" style:family="text">
      <style:text-properties fo:font-size="9pt" style:font-size-asian="9pt"/>
    </style:style>
    <style:style style:name="P207" style:parent-style-name="Normal" style:family="paragraph">
      <style:paragraph-properties fo:margin-left="-0.0104in" fo:margin-right="0.3583in" fo:text-indent="0.4916in">
        <style:tab-stops/>
      </style:paragraph-properties>
    </style:style>
    <style:style style:name="P208" style:parent-style-name="Normal" style:family="paragraph">
      <style:paragraph-properties fo:margin-left="-0.0104in" fo:margin-right="0.3569in" fo:text-indent="0.375in">
        <style:tab-stops/>
      </style:paragraph-properties>
    </style:style>
    <style:style style:name="P209" style:parent-style-name="Normal" style:family="paragraph">
      <style:paragraph-properties fo:margin-left="-0.0104in" fo:margin-right="0.3597in" fo:text-indent="0.375in">
        <style:tab-stops/>
      </style:paragraph-properties>
    </style:style>
    <style:style style:name="P210" style:parent-style-name="Normal" style:family="paragraph">
      <style:paragraph-properties fo:margin-left="-0.0104in" fo:margin-right="0.359in" fo:text-indent="0.375in">
        <style:tab-stops/>
      </style:paragraph-properties>
    </style:style>
    <style:style style:name="P211" style:parent-style-name="Normal" style:family="paragraph">
      <style:paragraph-properties fo:margin-left="-0.0104in" fo:margin-right="0.359in" fo:text-indent="0.375in">
        <style:tab-stops/>
      </style:paragraph-properties>
    </style:style>
    <style:style style:name="P212" style:parent-style-name="Normal" style:family="paragraph">
      <style:paragraph-properties fo:margin-left="-0.0104in" fo:margin-right="0.3597in" fo:text-indent="0.375in">
        <style:tab-stops/>
      </style:paragraph-properties>
    </style:style>
    <style:style style:name="P213" style:parent-style-name="Normal" style:family="paragraph">
      <style:paragraph-properties fo:text-align="start" fo:margin-bottom="0in" fo:line-height="107%" fo:margin-left="0.375in" fo:text-indent="0in">
        <style:tab-stops/>
      </style:paragraph-properties>
    </style:style>
    <style:style style:name="P214" style:parent-style-name="Normal" style:family="paragraph">
      <style:paragraph-properties fo:text-align="start" fo:margin-bottom="0in" fo:line-height="107%" fo:margin-left="0.375in" fo:text-indent="0in">
        <style:tab-stops/>
      </style:paragraph-properties>
    </style:style>
    <style:style style:name="T215" style:parent-style-name="DefaultParagraphFont" style:family="text">
      <style:text-properties fo:font-weight="bold" style:font-weight-asian="bold"/>
    </style:style>
    <style:style style:name="T216" style:parent-style-name="DefaultParagraphFont" style:family="text">
      <style:text-properties fo:font-weight="bold" style:font-weight-asian="bold"/>
    </style:style>
    <style:style style:name="P217" style:parent-style-name="Normal" style:family="paragraph">
      <style:paragraph-properties fo:text-align="start" fo:margin-bottom="0.0173in" fo:line-height="107%" fo:margin-left="0.375in" fo:text-indent="0in">
        <style:tab-stops/>
      </style:paragraph-properties>
    </style:style>
    <style:style style:name="T218" style:parent-style-name="DefaultParagraphFont" style:family="text">
      <style:text-properties fo:font-weight="bold" style:font-weight-asian="bold"/>
    </style:style>
    <style:style style:name="P219" style:parent-style-name="Normal" style:family="paragraph">
      <style:paragraph-properties fo:text-align="start" fo:margin-bottom="0.0041in" fo:line-height="103%" fo:margin-left="0.3715in">
        <style:tab-stops/>
      </style:paragraph-properties>
    </style:style>
    <style:style style:name="T220" style:parent-style-name="DefaultParagraphFont" style:family="text">
      <style:text-properties fo:font-weight="bold" style:font-weight-asian="bold"/>
    </style:style>
    <style:style style:name="T221" style:parent-style-name="DefaultParagraphFont" style:family="text">
      <style:text-properties fo:font-weight="bold" style:font-weight-asian="bold"/>
    </style:style>
    <style:style style:name="P222" style:parent-style-name="Normal" style:family="paragraph">
      <style:paragraph-properties fo:text-align="start" fo:margin-bottom="0.0118in" fo:line-height="107%" fo:margin-left="4.7791in" fo:text-indent="0in">
        <style:tab-stops/>
      </style:paragraph-properties>
    </style:style>
    <style:style style:name="T22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24" style:parent-style-name="Normal" style:family="paragraph">
      <style:paragraph-properties fo:text-align="end" fo:margin-bottom="0.002in" fo:line-height="107%" fo:margin-left="0.0069in" fo:margin-right="0.8569in">
        <style:tab-stops/>
      </style:paragraph-properties>
    </style:style>
    <style:style style:name="T225" style:parent-style-name="DefaultParagraphFont" style:family="text">
      <style:text-properties fo:font-size="9pt" style:font-size-asian="9pt"/>
    </style:style>
    <style:style style:name="P226" style:parent-style-name="Normal" style:family="paragraph">
      <style:paragraph-properties fo:text-align="center" fo:margin-bottom="0in" fo:line-height="107%" fo:margin-left="0in" fo:margin-right="0.3208in" fo:text-indent="0in">
        <style:tab-stops/>
      </style:paragraph-properties>
    </style:style>
    <style:style style:name="P227" style:parent-style-name="Normal" style:family="paragraph">
      <style:paragraph-properties fo:text-align="center" fo:margin-bottom="0in" fo:line-height="107%" fo:margin-left="0in" fo:margin-right="0.3625in" fo:text-indent="0in">
        <style:tab-stops/>
      </style:paragraph-properties>
    </style:style>
    <style:style style:name="P228" style:parent-style-name="Normal" style:family="paragraph">
      <style:paragraph-properties fo:text-align="center" fo:margin-bottom="0.0569in" fo:line-height="107%" fo:margin-left="0in" fo:margin-right="0.3312in" fo:text-indent="0in">
        <style:tab-stops/>
      </style:paragraph-properties>
    </style:style>
    <style:style style:name="T229" style:parent-style-name="DefaultParagraphFont" style:family="text">
      <style:text-properties fo:font-size="9pt" style:font-size-asian="9pt"/>
    </style:style>
    <style:style style:name="P230" style:parent-style-name="Normal" style:family="paragraph">
      <style:paragraph-properties fo:text-align="start" fo:margin-bottom="0.0041in" fo:line-height="103%" fo:margin-left="0.0069in">
        <style:tab-stops/>
      </style:paragraph-properties>
    </style:style>
    <style:style style:name="T231" style:parent-style-name="DefaultParagraphFont" style:family="text">
      <style:text-properties fo:font-weight="bold" style:font-weight-asian="bold"/>
    </style:style>
    <style:style style:name="P232" style:parent-style-name="Normal" style:family="paragraph">
      <style:paragraph-properties fo:text-align="center" fo:margin-bottom="0.05in" fo:line-height="107%" fo:margin-left="1.5187in" fo:margin-right="1.9395in">
        <style:tab-stops/>
      </style:paragraph-properties>
    </style:style>
    <style:style style:name="T233" style:parent-style-name="DefaultParagraphFont" style:family="text">
      <style:text-properties fo:font-size="9pt" style:font-size-asian="9pt"/>
    </style:style>
    <style:style style:name="P234" style:parent-style-name="Normal" style:family="paragraph">
      <style:paragraph-properties fo:text-align="start" fo:margin-left="-0.0104in" fo:text-indent="0in">
        <style:tab-stops>
          <style:tab-stop style:type="center" style:position="1.5076in"/>
          <style:tab-stop style:type="center" style:position="2.6916in"/>
          <style:tab-stop style:type="center" style:position="3.852in"/>
          <style:tab-stop style:type="center" style:position="5.2083in"/>
        </style:tab-stops>
      </style:paragraph-properties>
    </style:style>
    <style:style style:name="T23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36" style:parent-style-name="DefaultParagraphFont" style:family="text">
      <style:text-properties fo:font-weight="bold" style:font-weight-asian="bold"/>
    </style:style>
    <style:style style:name="T237" style:parent-style-name="DefaultParagraphFont" style:family="text">
      <style:text-properties fo:font-weight="bold" style:font-weight-asian="bold"/>
    </style:style>
    <style:style style:name="T238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239" style:parent-style-name="DefaultParagraphFont" style:family="text">
      <style:text-properties fo:font-weight="bold" style:font-weight-asian="bold"/>
    </style:style>
    <style:style style:name="P240" style:parent-style-name="Normal" style:family="paragraph">
      <style:paragraph-properties fo:text-align="start" fo:margin-bottom="0.0006in" fo:line-height="107%" fo:margin-left="0.9381in">
        <style:tab-stops/>
      </style:paragraph-properties>
    </style:style>
    <style:style style:name="T241" style:parent-style-name="DefaultParagraphFont" style:family="text">
      <style:text-properties fo:font-size="9pt" style:font-size-asian="9pt"/>
    </style:style>
    <style:style style:name="P242" style:parent-style-name="Normal" style:family="paragraph">
      <style:paragraph-properties fo:text-align="center" fo:margin-bottom="0.0576in" fo:line-height="107%" fo:margin-left="0in" fo:margin-right="0.3312in" fo:text-indent="0in">
        <style:tab-stops/>
      </style:paragraph-properties>
    </style:style>
    <style:style style:name="T243" style:parent-style-name="DefaultParagraphFont" style:family="text">
      <style:text-properties fo:font-size="9pt" style:font-size-asian="9pt"/>
    </style:style>
    <style:style style:name="P244" style:parent-style-name="Normal" style:family="paragraph">
      <style:paragraph-properties fo:text-align="start" fo:margin-bottom="0.0041in" fo:line-height="103%" fo:margin-left="0in" fo:text-indent="0in">
        <style:tab-stops>
          <style:tab-stop style:type="center" style:position="0.9006in"/>
          <style:tab-stop style:type="center" style:position="5.0756in"/>
        </style:tab-stops>
      </style:paragraph-properties>
    </style:style>
    <style:style style:name="T24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46" style:parent-style-name="DefaultParagraphFont" style:family="text">
      <style:text-properties fo:font-weight="bold" style:font-weight-asian="bold"/>
    </style:style>
    <style:style style:name="T247" style:parent-style-name="DefaultParagraphFont" style:family="text">
      <style:text-properties fo:font-weight="bold" style:font-weight-asian="bold"/>
    </style:style>
    <style:style style:name="P248" style:parent-style-name="Normal" style:family="paragraph">
      <style:paragraph-properties fo:margin-left="0.3819in">
        <style:tab-stops/>
      </style:paragraph-properties>
    </style:style>
    <style:style style:name="T24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5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1" style:parent-style-name="DefaultParagraphFont" style:family="text">
      <style:text-properties fo:font-size="9pt" style:font-size-asian="9pt"/>
    </style:style>
    <style:style style:name="P25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3" style:parent-style-name="DefaultParagraphFont" style:family="text">
      <style:text-properties fo:font-size="9pt" style:font-size-asian="9pt"/>
    </style:style>
    <style:style style:name="P254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5" style:parent-style-name="DefaultParagraphFont" style:family="text">
      <style:text-properties fo:font-size="9pt" style:font-size-asian="9pt"/>
    </style:style>
    <style:style style:name="P256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7" style:parent-style-name="DefaultParagraphFont" style:family="text">
      <style:text-properties fo:font-size="9pt" style:font-size-asian="9pt"/>
    </style:style>
    <style:style style:name="P258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59" style:parent-style-name="DefaultParagraphFont" style:family="text">
      <style:text-properties fo:font-weight="bold" style:font-weight-asian="bold"/>
    </style:style>
    <style:style style:name="P260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61" style:parent-style-name="DefaultParagraphFont" style:family="text">
      <style:text-properties fo:font-weight="bold" style:font-weight-asian="bold"/>
    </style:style>
    <style:style style:name="P262" style:parent-style-name="Normal" style:family="paragraph">
      <style:paragraph-properties fo:text-align="start" fo:margin-bottom="0.0534in" fo:line-height="107%" fo:margin-left="2.9791in">
        <style:tab-stops/>
      </style:paragraph-properties>
    </style:style>
    <style:style style:name="T263" style:parent-style-name="DefaultParagraphFont" style:family="text">
      <style:text-properties fo:font-size="9pt" style:font-size-asian="9pt"/>
    </style:style>
    <style:style style:name="P264" style:parent-style-name="Normal" style:family="paragraph">
      <style:paragraph-properties fo:text-align="start" fo:margin-left="0in" fo:text-indent="0in">
        <style:tab-stops>
          <style:tab-stop style:type="center" style:position="1.2048in"/>
          <style:tab-stop style:type="center" style:position="2.6715in"/>
        </style:tab-stops>
      </style:paragraph-properties>
    </style:style>
    <style:style style:name="T26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66" style:parent-style-name="DefaultParagraphFont" style:family="text">
      <style:text-properties fo:font-weight="bold" style:font-weight-asian="bold"/>
    </style:style>
    <style:style style:name="P267" style:parent-style-name="Normal" style:family="paragraph">
      <style:paragraph-properties fo:text-align="start" fo:margin-bottom="0.0131in" fo:line-height="107%" fo:margin-left="2.1152in" fo:margin-right="-0.0215in" fo:text-indent="0in">
        <style:tab-stops/>
      </style:paragraph-properties>
    </style:style>
    <style:style style:name="T2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69" style:parent-style-name="Normal" style:family="paragraph">
      <style:paragraph-properties fo:text-align="center" fo:margin-bottom="0.0333in" fo:line-height="107%" fo:margin-left="1.5187in">
        <style:tab-stops/>
      </style:paragraph-properties>
    </style:style>
    <style:style style:name="T270" style:parent-style-name="DefaultParagraphFont" style:family="text">
      <style:text-properties fo:font-size="9pt" style:font-size-asian="9pt"/>
    </style:style>
    <style:style style:name="P271" style:parent-style-name="Normal" style:family="paragraph">
      <style:paragraph-properties fo:text-align="start" fo:margin-bottom="0.025in" fo:line-height="107%" fo:margin-left="0.375in" fo:text-indent="0in">
        <style:tab-stops/>
      </style:paragraph-properties>
    </style:style>
    <style:style style:name="T272" style:parent-style-name="DefaultParagraphFont" style:family="text">
      <style:text-properties fo:font-weight="bold" style:font-weight-asian="bold"/>
    </style:style>
    <style:style style:name="T273" style:parent-style-name="DefaultParagraphFont" style:family="text">
      <style:text-properties fo:font-weight="bold" style:font-weight-asian="bold"/>
    </style:style>
    <style:style style:name="P274" style:parent-style-name="Normal" style:family="paragraph">
      <style:paragraph-properties fo:text-align="start" fo:margin-bottom="0.0041in" fo:line-height="103%" fo:margin-left="0.3715in">
        <style:tab-stops/>
      </style:paragraph-properties>
    </style:style>
    <style:style style:name="T275" style:parent-style-name="DefaultParagraphFont" style:family="text">
      <style:text-properties fo:font-weight="bold" style:font-weight-asian="bold"/>
    </style:style>
    <style:style style:name="P276" style:parent-style-name="Normal" style:family="paragraph">
      <style:paragraph-properties fo:text-align="start" fo:margin-bottom="0.0041in" fo:line-height="103%" fo:margin-left="0in" fo:text-indent="0in">
        <style:tab-stops>
          <style:tab-stop style:type="center" style:position="0.8583in"/>
          <style:tab-stop style:type="right" style:position="6.9395in"/>
        </style:tab-stops>
      </style:paragraph-properties>
    </style:style>
    <style:style style:name="T27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78" style:parent-style-name="DefaultParagraphFont" style:family="text">
      <style:text-properties fo:font-weight="bold" style:font-weight-asian="bold"/>
    </style:style>
    <style:style style:name="T279" style:parent-style-name="DefaultParagraphFont" style:family="text">
      <style:text-properties fo:font-weight="bold" style:font-weight-asian="bold"/>
    </style:style>
    <style:style style:name="T28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28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82" style:parent-style-name="DefaultParagraphFont" style:family="text">
      <style:text-properties fo:font-size="9pt" style:font-size-asian="9pt"/>
    </style:style>
    <style:style style:name="P283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84" style:parent-style-name="DefaultParagraphFont" style:family="text">
      <style:text-properties fo:font-size="9pt" style:font-size-asian="9pt"/>
    </style:style>
    <style:style style:name="P285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86" style:parent-style-name="DefaultParagraphFont" style:family="text">
      <style:text-properties fo:font-size="9pt" style:font-size-asian="9pt"/>
    </style:style>
    <style:style style:name="P287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88" style:parent-style-name="DefaultParagraphFont" style:family="text">
      <style:text-properties fo:font-size="9pt" style:font-size-asian="9pt"/>
    </style:style>
    <style:style style:name="P289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29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122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23">
      <style:graphic-properties draw:fill="solid" draw:fill-color="#000000" draw:opacity="100%" draw:stroke="non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draw:fill="solid" draw:fill-color="#000000" draw:opacity="100%" draw:stroke="non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draw:fill="solid" draw:fill-color="#000000" draw:opacity="100%" draw:stroke="non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>
      <style:graphic-properties draw:fill="solid" draw:fill-color="#000000" draw:opacity="100%" draw:stroke="none"/>
    </style:style>
    <style:style style:family="graphic" style:name="a82">
      <style:graphic-properties draw:fill="solid" draw:fill-color="#000000" draw:opacity="100%" draw:stroke="non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draw:fill="solid" draw:fill-color="#000000" draw:opacity="100%" draw:stroke="none"/>
    </style:style>
    <style:style style:family="graphic" style:name="a130">
      <style:graphic-properties draw:fill="solid" draw:fill-color="#000000" draw:opacity="100%" draw:stroke="none"/>
    </style:style>
    <style:style style:family="graphic" style:name="a131">
      <style:graphic-properties/>
    </style:style>
    <style:style style:family="graphic" style:name="a132">
      <style:graphic-properties draw:fill="solid" draw:fill-color="#000000" draw:opacity="100%" draw:stroke="none"/>
    </style:style>
    <style:style style:family="graphic" style:name="a133">
      <style:graphic-properties draw:fill="solid" draw:fill-color="#000000" draw:opacity="100%" draw:stroke="non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draw:fill="solid" draw:fill-color="#000000" draw:opacity="100%" draw:stroke="non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solid" draw:fill-color="#000000" draw:opacity="100%" draw:stroke="non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draw:fill="solid" draw:fill-color="#000000" draw:opacity="100%" draw:stroke="non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">
      <style:graphic-properties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draw:fill="solid" draw:fill-color="#000000" draw:opacity="100%" draw:stroke="none"/>
    </style:style>
    <style:style style:family="graphic" style:name="a56">
      <style:graphic-properties draw:fill="solid" draw:fill-color="#000000" draw:opacity="100%" draw:stroke="none"/>
    </style:style>
    <style:style style:family="graphic" style:name="a57">
      <style:graphic-properties draw:fill="solid" draw:fill-color="#000000" draw:opacity="100%" draw:stroke="non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000000" draw:opacity="100%" draw:stroke="none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draw:fill="solid" draw:fill-color="#000000" draw:opacity="100%" draw:stroke="non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draw:fill="solid" draw:fill-color="#000000" draw:opacity="100%" draw:stroke="non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solid" draw:fill-color="#000000" draw:opacity="100%" draw:stroke="none"/>
    </style:style>
    <style:style style:family="graphic" style:name="a60">
      <style:graphic-properties draw:fill="solid" draw:fill-color="#000000" draw:opacity="100%" draw:stroke="non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draw:fill="solid" draw:fill-color="#000000" draw:opacity="100%" draw:stroke="none"/>
    </style:style>
    <style:style style:family="graphic" style:name="a68">
      <style:graphic-properties draw:fill="solid" draw:fill-color="#000000" draw:opacity="100%" draw:stroke="none"/>
    </style:style>
    <style:style style:family="graphic" style:name="a69">
      <style:graphic-properties draw:fill="solid" draw:fill-color="#000000" draw:opacity="100%" draw:stroke="none"/>
    </style:style>
    <style:style style:family="graphic" style:name="a110">
      <style:graphic-properties draw:fill="solid" draw:fill-color="#000000" draw:opacity="100%" draw:stroke="none"/>
    </style:style>
    <style:style style:family="graphic" style:name="a111">
      <style:graphic-properties/>
    </style:style>
    <style:style style:family="graphic" style:name="a112">
      <style:graphic-properties draw:fill="solid" draw:fill-color="#000000" draw:opacity="100%" draw:stroke="none"/>
    </style:style>
    <style:style style:family="graphic" style:name="a113">
      <style:graphic-properties draw:fill="solid" draw:fill-color="#000000" draw:opacity="100%" draw:stroke="none"/>
    </style:style>
    <style:style style:family="graphic" style:name="a114">
      <style:graphic-properties draw:fill="solid" draw:fill-color="#000000" draw:opacity="100%" draw:stroke="none"/>
    </style:style>
    <style:style style:family="graphic" style:name="a20">
      <style:graphic-properties draw:fill="solid" draw:fill-color="#000000" draw:opacity="100%" draw:stroke="none"/>
    </style:style>
    <style:style style:family="graphic" style:name="a115">
      <style:graphic-properties draw:fill="solid" draw:fill-color="#000000" draw:opacity="100%" draw:stroke="non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draw:fill="solid" draw:fill-color="#000000" draw:opacity="100%" draw:stroke="non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draw:fill="solid" draw:fill-color="#000000" draw:opacity="100%" draw:stroke="none"/>
    </style:style>
    <style:style style:family="graphic" style:name="a24">
      <style:graphic-properties draw:fill="solid" draw:fill-color="#000000" draw:opacity="100%" draw:stroke="none"/>
    </style:style>
    <style:style style:family="graphic" style:name="a119">
      <style:graphic-properties draw:fill="solid" draw:fill-color="#000000" draw:opacity="100%" draw:stroke="none"/>
    </style:style>
    <style:style style:family="graphic" style:name="a25">
      <style:graphic-properties draw:fill="solid" draw:fill-color="#000000" draw:opacity="100%" draw:stroke="none"/>
    </style:style>
    <style:style style:family="graphic" style:name="a26">
      <style:graphic-properties draw:fill="solid" draw:fill-color="#000000" draw:opacity="100%" draw:stroke="none"/>
    </style:style>
    <style:style style:family="graphic" style:name="a27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8">
      <style:graphic-properties draw:fill="solid" draw:fill-color="#000000" draw:opacity="100%" draw:stroke="none"/>
    </style:style>
    <style:style style:family="graphic" style:name="a29">
      <style:graphic-properties draw:fill="solid" draw:fill-color="#000000" draw:opacity="100%" draw:stroke="none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solid" draw:fill-color="#000000" draw:opacity="100%" draw:stroke="none"/>
    </style:style>
    <style:style style:family="graphic" style:name="a73">
      <style:graphic-properties draw:fill="solid" draw:fill-color="#000000" draw:opacity="100%" draw:stroke="none"/>
    </style:style>
    <style:style style:family="graphic" style:name="a7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75">
      <style:graphic-properties draw:fill="solid" draw:fill-color="#000000" draw:opacity="100%" draw:stroke="non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draw:fill="solid" draw:fill-color="#000000" draw:opacity="100%" draw:stroke="none"/>
    </style:style>
    <style:style style:family="graphic" style:name="a121">
      <style:graphic-properties draw:fill="solid" draw:fill-color="#000000" draw:opacity="100%" draw:stroke="none"/>
    </style:style>
  </office:automatic-styles>
  <office:body>
    <office:text text:use-soft-page-breaks="true">
      <text:p text:style-name="P1"><text:span text:style-name="T2"><text:s/></text:span></text:p>
      <text:p text:style-name="P3"><text:span text:style-name="T4"><text:s text:c="2"/>П Р О Т О К О Л допроса потерпевшего<text:s/></text:span></text:p>
      <text:p text:style-name="P5"><text:s text:c="14"/>г.Омск<text:s/><text:tab/>“<text:span text:style-name="T6"><text:s/>29<text:s/></text:span>”<text:s/><text:tab/>мая<text:s/><text:tab/>20<text:span text:style-name="T7">15<text:s/></text:span><text:s/>г.<text:s/></text:p>
      <text:p text:style-name="P8"><text:span text:style-name="T9"><draw:g draw:name="Group 4732" draw:id="id2" draw:style-name="a2" text:anchor-type="as-char"><svg:title/><svg:desc/><draw:custom-shape svg:x="0in" svg:y="0in" svg:width="1.84028in" svg:height="0.01in" draw:id="id0" draw:style-name="a0" draw:name="Shape 4860"><svg:title/><svg:desc/><draw:enhanced-geometry draw:type="non-primitive" svg:viewBox="0 0 1682750 9144" draw:enhanced-path="M 0 0 L 1682750 0 168275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82750"/><draw:equation draw:name="f7" draw:formula="?f4 / 9144"/><draw:equation draw:name="f8" draw:formula="0 / ?f6"/><draw:equation draw:name="f9" draw:formula="1682750 / ?f6"/><draw:equation draw:name="f10" draw:formula="0 / ?f7"/><draw:equation draw:name="f11" draw:formula="9144 / ?f7"/></draw:enhanced-geometry></draw:custom-shape><draw:custom-shape svg:x="5.24931in" svg:y="0in" svg:width="1.04033in" svg:height="0.01in" draw:id="id1" draw:style-name="a1" draw:name="Shape 4861"><svg:title/><svg:desc/><draw:enhanced-geometry draw:type="non-primitive" svg:viewBox="0 0 951281 9144" draw:enhanced-path="M 0 0 L 951281 0 951281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51281"/><draw:equation draw:name="f7" draw:formula="?f4 / 9144"/><draw:equation draw:name="f8" draw:formula="0 / ?f6"/><draw:equation draw:name="f9" draw:formula="951281 / ?f6"/><draw:equation draw:name="f10" draw:formula="0 / ?f7"/><draw:equation draw:name="f11" draw:formula="9144 / ?f7"/></draw:enhanced-geometry></draw:custom-shape></draw:g></text:span></text:p>
      <text:p text:style-name="P10"><text:span text:style-name="T11">(место составления)<text:s/></text:span>Допрос начат <text:s text:c="4"/>в Допрос окончен в<text:s/></text:p>
      <text:p text:style-name="P12"><text:span text:style-name="T13"><draw:g draw:z-index="251658240" draw:name="Group 4351" draw:id="id27" draw:style-name="a27" text:anchor-type="paragraph"><svg:title/><svg:desc/><draw:custom-shape svg:x="2.01203in" svg:y="-0.41227in" svg:width="0.22167in" svg:height="0.24538in" draw:id="id3" draw:style-name="a3" draw:name="Rectangle 39"><svg:title/><svg:desc/><text:p text:style-name="P14">10</text:p><draw:enhanced-geometry draw:type="non-primitive" svg:viewBox="0 0 21600 21600" draw:enhanced-path="M 0 0 L 21600 0 21600 21600 0 21600 Z N"/></draw:custom-shape><draw:custom-shape svg:x="2.17869in" svg:y="-0.41227in" svg:width="0.05542in" svg:height="0.24538in" draw:id="id4" draw:style-name="a4" draw:name="Rectangle 40"><svg:title/><svg:desc/><text:p text:style-name="P15"><text:s/></text:p><draw:enhanced-geometry draw:type="non-primitive" svg:viewBox="0 0 21600 21600" draw:enhanced-path="M 0 0 L 21600 0 21600 21600 0 21600 Z N"/></draw:custom-shape><draw:custom-shape svg:x="2.45036in" svg:y="-0.37933in" svg:width="0.1115in" svg:height="0.20164in" draw:id="id5" draw:style-name="a5" draw:name="Rectangle 41"><svg:title/><svg:desc/><text:p text:style-name="P16">ч</text:p><draw:enhanced-geometry draw:type="non-primitive" svg:viewBox="0 0 21600 21600" draw:enhanced-path="M 0 0 L 21600 0 21600 21600 0 21600 Z N"/></draw:custom-shape><draw:custom-shape svg:x="2.53369in" svg:y="-0.41227in" svg:width="0.05542in" svg:height="0.24538in" draw:id="id6" draw:style-name="a6" draw:name="Rectangle 42"><svg:title/><svg:desc/><text:p text:style-name="P17"><text:s/></text:p><draw:enhanced-geometry draw:type="non-primitive" svg:viewBox="0 0 21600 21600" draw:enhanced-path="M 0 0 L 21600 0 21600 21600 0 21600 Z N"/></draw:custom-shape><draw:custom-shape svg:x="2.82536in" svg:y="-0.41227in" svg:width="0.22167in" svg:height="0.24538in" draw:id="id7" draw:style-name="a7" draw:name="Rectangle 43"><svg:title/><svg:desc/><text:p text:style-name="P18">00</text:p><draw:enhanced-geometry draw:type="non-primitive" svg:viewBox="0 0 21600 21600" draw:enhanced-path="M 0 0 L 21600 0 21600 21600 0 21600 Z N"/></draw:custom-shape><draw:custom-shape svg:x="2.99203in" svg:y="-0.41227in" svg:width="0.05542in" svg:height="0.24538in" draw:id="id8" draw:style-name="a8" draw:name="Rectangle 44"><svg:title/><svg:desc/><text:p text:style-name="P19"><text:s/></text:p><draw:enhanced-geometry draw:type="non-primitive" svg:viewBox="0 0 21600 21600" draw:enhanced-path="M 0 0 L 21600 0 21600 21600 0 21600 Z N"/></draw:custom-shape><draw:custom-shape svg:x="3.26203in" svg:y="-0.37933in" svg:width="0.37772in" svg:height="0.20164in" draw:id="id9" draw:style-name="a9" draw:name="Rectangle 45"><svg:title/><svg:desc/><text:p text:style-name="P20">мин</text:p><draw:enhanced-geometry draw:type="non-primitive" svg:viewBox="0 0 21600 21600" draw:enhanced-path="M 0 0 L 21600 0 21600 21600 0 21600 Z N"/></draw:custom-shape><draw:custom-shape svg:x="3.54564in" svg:y="-0.41227in" svg:width="0.05542in" svg:height="0.24538in" draw:id="id10" draw:style-name="a10" draw:name="Rectangle 46"><svg:title/><svg:desc/><text:p text:style-name="P21"><text:s/></text:p><draw:enhanced-geometry draw:type="non-primitive" svg:viewBox="0 0 21600 21600" draw:enhanced-path="M 0 0 L 21600 0 21600 21600 0 21600 Z N"/></draw:custom-shape><draw:custom-shape svg:x="2.01203in" svg:y="-0.21393in" svg:width="0.22167in" svg:height="0.24538in" draw:id="id11" draw:style-name="a11" draw:name="Rectangle 49"><svg:title/><svg:desc/><text:p text:style-name="P22">12</text:p><draw:enhanced-geometry draw:type="non-primitive" svg:viewBox="0 0 21600 21600" draw:enhanced-path="M 0 0 L 21600 0 21600 21600 0 21600 Z N"/></draw:custom-shape><draw:custom-shape svg:x="2.17869in" svg:y="-0.21393in" svg:width="0.05542in" svg:height="0.24538in" draw:id="id12" draw:style-name="a12" draw:name="Rectangle 50"><svg:title/><svg:desc/><text:p text:style-name="P23"><text:s/></text:p><draw:enhanced-geometry draw:type="non-primitive" svg:viewBox="0 0 21600 21600" draw:enhanced-path="M 0 0 L 21600 0 21600 21600 0 21600 Z N"/></draw:custom-shape><draw:custom-shape svg:x="2.45036in" svg:y="-0.181in" svg:width="0.1115in" svg:height="0.20164in" draw:id="id13" draw:style-name="a13" draw:name="Rectangle 51"><svg:title/><svg:desc/><text:p text:style-name="P24">ч</text:p><draw:enhanced-geometry draw:type="non-primitive" svg:viewBox="0 0 21600 21600" draw:enhanced-path="M 0 0 L 21600 0 21600 21600 0 21600 Z N"/></draw:custom-shape><draw:custom-shape svg:x="2.53369in" svg:y="-0.21393in" svg:width="0.05542in" svg:height="0.24538in" draw:id="id14" draw:style-name="a14" draw:name="Rectangle 52"><svg:title/><svg:desc/><text:p text:style-name="P25"><text:s/></text:p><draw:enhanced-geometry draw:type="non-primitive" svg:viewBox="0 0 21600 21600" draw:enhanced-path="M 0 0 L 21600 0 21600 21600 0 21600 Z N"/></draw:custom-shape><draw:custom-shape svg:x="2.82536in" svg:y="-0.21393in" svg:width="0.22167in" svg:height="0.24538in" draw:id="id15" draw:style-name="a15" draw:name="Rectangle 53"><svg:title/><svg:desc/><text:p text:style-name="P26">00</text:p><draw:enhanced-geometry draw:type="non-primitive" svg:viewBox="0 0 21600 21600" draw:enhanced-path="M 0 0 L 21600 0 21600 21600 0 21600 Z N"/></draw:custom-shape><draw:custom-shape svg:x="2.99203in" svg:y="-0.21393in" svg:width="0.05542in" svg:height="0.24538in" draw:id="id16" draw:style-name="a16" draw:name="Rectangle 54"><svg:title/><svg:desc/><text:p text:style-name="P27"><text:s/></text:p><draw:enhanced-geometry draw:type="non-primitive" svg:viewBox="0 0 21600 21600" draw:enhanced-path="M 0 0 L 21600 0 21600 21600 0 21600 Z N"/></draw:custom-shape><draw:custom-shape svg:x="3.26203in" svg:y="-0.181in" svg:width="0.37772in" svg:height="0.20164in" draw:id="id17" draw:style-name="a17" draw:name="Rectangle 55"><svg:title/><svg:desc/><text:p text:style-name="P28">мин</text:p><draw:enhanced-geometry draw:type="non-primitive" svg:viewBox="0 0 21600 21600" draw:enhanced-path="M 0 0 L 21600 0 21600 21600 0 21600 Z N"/></draw:custom-shape><draw:custom-shape svg:x="3.54564in" svg:y="-0.21393in" svg:width="0.05542in" svg:height="0.24538in" draw:id="id18" draw:style-name="a18" draw:name="Rectangle 56"><svg:title/><svg:desc/><text:p text:style-name="P29"><text:s/></text:p><draw:enhanced-geometry draw:type="non-primitive" svg:viewBox="0 0 21600 21600" draw:enhanced-path="M 0 0 L 21600 0 21600 21600 0 21600 Z N"/></draw:custom-shape><draw:custom-shape svg:x="1.93869in" svg:y="-0.2221in" svg:width="0.43667in" svg:height="0.01in" draw:id="id19" draw:style-name="a19" draw:name="Shape 4864"><svg:title/><svg:desc/><draw:enhanced-geometry draw:type="non-primitive" svg:viewBox="0 0 399288 9144" draw:enhanced-path="M 0 0 L 399288 0 39928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9288"/><draw:equation draw:name="f7" draw:formula="?f4 / 9144"/><draw:equation draw:name="f8" draw:formula="0 / ?f6"/><draw:equation draw:name="f9" draw:formula="399288 / ?f6"/><draw:equation draw:name="f10" draw:formula="0 / ?f7"/><draw:equation draw:name="f11" draw:formula="9144 / ?f7"/></draw:enhanced-geometry></draw:custom-shape><draw:custom-shape svg:x="2.75036in" svg:y="-0.2221in" svg:width="0.43833in" svg:height="0.01in" draw:id="id20" draw:style-name="a20" draw:name="Shape 4865"><svg:title/><svg:desc/><draw:enhanced-geometry draw:type="non-primitive" svg:viewBox="0 0 400812 9144" draw:enhanced-path="M 0 0 L 400812 0 40081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0812"/><draw:equation draw:name="f7" draw:formula="?f4 / 9144"/><draw:equation draw:name="f8" draw:formula="0 / ?f6"/><draw:equation draw:name="f9" draw:formula="400812 / ?f6"/><draw:equation draw:name="f10" draw:formula="0 / ?f7"/><draw:equation draw:name="f11" draw:formula="9144 / ?f7"/></draw:enhanced-geometry></draw:custom-shape><draw:custom-shape svg:x="2.63703in" svg:y="-0.0156in" svg:width="0.05542in" svg:height="0.24538in" draw:id="id21" draw:style-name="a21" draw:name="Rectangle 64"><svg:title/><svg:desc/><text:p text:style-name="P30"><text:s/></text:p><draw:enhanced-geometry draw:type="non-primitive" svg:viewBox="0 0 21600 21600" draw:enhanced-path="M 0 0 L 21600 0 21600 21600 0 21600 Z N"/></draw:custom-shape><draw:custom-shape svg:x="2.67869in" svg:y="-0.0156in" svg:width="0.27708in" svg:height="0.24538in" draw:id="id22" draw:style-name="a22" draw:name="Rectangle 65"><svg:title/><svg:desc/><text:p text:style-name="P31"><text:s text:c="5"/></text:p><draw:enhanced-geometry draw:type="non-primitive" svg:viewBox="0 0 21600 21600" draw:enhanced-path="M 0 0 L 21600 0 21600 21600 0 21600 Z N"/></draw:custom-shape><draw:custom-shape svg:x="2.88703in" svg:y="-0.0156in" svg:width="0.05542in" svg:height="0.24538in" draw:id="id23" draw:style-name="a23" draw:name="Rectangle 66"><svg:title/><svg:desc/><text:p text:style-name="P32"><text:s/></text:p><draw:enhanced-geometry draw:type="non-primitive" svg:viewBox="0 0 21600 21600" draw:enhanced-path="M 0 0 L 21600 0 21600 21600 0 21600 Z N"/></draw:custom-shape><draw:custom-shape svg:x="1.93869in" svg:y="-0.02377in" svg:width="0.43667in" svg:height="0.01in" draw:id="id24" draw:style-name="a24" draw:name="Shape 4866"><svg:title/><svg:desc/><draw:enhanced-geometry draw:type="non-primitive" svg:viewBox="0 0 399288 9144" draw:enhanced-path="M 0 0 L 399288 0 39928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99288"/><draw:equation draw:name="f7" draw:formula="?f4 / 9144"/><draw:equation draw:name="f8" draw:formula="0 / ?f6"/><draw:equation draw:name="f9" draw:formula="399288 / ?f6"/><draw:equation draw:name="f10" draw:formula="0 / ?f7"/><draw:equation draw:name="f11" draw:formula="9144 / ?f7"/></draw:enhanced-geometry></draw:custom-shape><draw:custom-shape svg:x="2.75036in" svg:y="-0.02377in" svg:width="0.43833in" svg:height="0.01in" draw:id="id25" draw:style-name="a25" draw:name="Shape 4867"><svg:title/><svg:desc/><draw:enhanced-geometry draw:type="non-primitive" svg:viewBox="0 0 400812 9144" draw:enhanced-path="M 0 0 L 400812 0 40081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00812"/><draw:equation draw:name="f7" draw:formula="?f4 / 9144"/><draw:equation draw:name="f8" draw:formula="0 / ?f6"/><draw:equation draw:name="f9" draw:formula="400812 / ?f6"/><draw:equation draw:name="f10" draw:formula="0 / ?f7"/><draw:equation draw:name="f11" draw:formula="9144 / ?f7"/></draw:enhanced-geometry></draw:custom-shape><draw:custom-shape svg:x="2.55369in" svg:y="0.17457in" svg:width="4.16236in" svg:height="0.01in" draw:id="id26" draw:style-name="a26" draw:name="Shape 4868"><svg:title/><svg:desc/><draw:enhanced-geometry draw:type="non-primitive" svg:viewBox="0 0 3806063 9144" draw:enhanced-path="M 0 0 L 3806063 0 3806063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06063"/><draw:equation draw:name="f7" draw:formula="?f4 / 9144"/><draw:equation draw:name="f8" draw:formula="0 / ?f6"/><draw:equation draw:name="f9" draw:formula="3806063 / ?f6"/><draw:equation draw:name="f10" draw:formula="0 / ?f7"/><draw:equation draw:name="f11" draw:formula="9144 / ?f7"/></draw:enhanced-geometry></draw:custom-shape></draw:g></text:span>Следователь <text:s/>следственного<text:s/></text:p>
      <text:p text:style-name="P33"><text:span text:style-name="T34">(наименование органа предварительного следствия или дознания, классный чин или звание,<text:s/></text:span></text:p>
      <text:p text:style-name="P35"><text:s text:c="3"/><text:span text:style-name="T36"><text:s/></text:span></text:p>
      <text:p text:style-name="P37"><text:span text:style-name="T38"><draw:custom-shape svg:x="0in" svg:y="0in" svg:width="7.05139in" svg:height="0.01in" draw:id="id28" draw:style-name="a28" draw:name="Group 4352"><svg:title/><svg:desc/><draw:enhanced-geometry draw:type="non-primitive" svg:viewBox="0 0 6447790 9144" draw:enhanced-path="M 0 0 L 6447790 0 644779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47790"/><draw:equation draw:name="f7" draw:formula="?f4 / 9144"/><draw:equation draw:name="f8" draw:formula="0 / ?f6"/><draw:equation draw:name="f9" draw:formula="6447790 / ?f6"/><draw:equation draw:name="f10" draw:formula="0 / ?f7"/><draw:equation draw:name="f11" draw:formula="9144 / ?f7"/></draw:enhanced-geometry></draw:custom-shape></text:span></text:p>
      <text:p text:style-name="P39"><text:span text:style-name="T40">фамилия, инициалы следователя (дознавателя)<text:s/></text:span></text:p>
      <text:p text:style-name="P41">в помещении<text:s/><text:tab/><text:span text:style-name="T42">служебного кабинета № 2 СО Омского ЛУ МВД России <text:s/></text:span></text:p>
      <text:p text:style-name="P43"><text:span text:style-name="T44"><text:s/>(каком именно)<text:s/></text:span></text:p>
      <text:p text:style-name="P45"><text:span text:style-name="T46"><draw:g draw:z-index="251659264" draw:name="Group 4353" draw:id="id31" draw:style-name="a31" text:anchor-type="paragraph"><svg:title/><svg:desc/><draw:custom-shape svg:x="1.05328in" svg:y="-0.14633in" svg:width="5.91306in" svg:height="0.01in" draw:id="id29" draw:style-name="a29" draw:name="Shape 4876"><svg:title/><svg:desc/><draw:enhanced-geometry draw:type="non-primitive" svg:viewBox="0 0 5406899 9144" draw:enhanced-path="M 0 0 L 5406899 0 540689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406899"/><draw:equation draw:name="f7" draw:formula="?f4 / 9144"/><draw:equation draw:name="f8" draw:formula="0 / ?f6"/><draw:equation draw:name="f9" draw:formula="5406899 / ?f6"/><draw:equation draw:name="f10" draw:formula="0 / ?f7"/><draw:equation draw:name="f11" draw:formula="9144 / ?f7"/></draw:enhanced-geometry></draw:custom-shape><draw:custom-shape svg:x="5.75106in" svg:y="0.152in" svg:width="1.21533in" svg:height="0.01in" draw:id="id30" draw:style-name="a30" draw:name="Shape 4877"><svg:title/><svg:desc/><draw:enhanced-geometry draw:type="non-primitive" svg:viewBox="0 0 1111301 9144" draw:enhanced-path="M 0 0 L 1111301 0 1111301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11301"/><draw:equation draw:name="f7" draw:formula="?f4 / 9144"/><draw:equation draw:name="f8" draw:formula="0 / ?f6"/><draw:equation draw:name="f9" draw:formula="1111301 / ?f6"/><draw:equation draw:name="f10" draw:formula="0 / ?f7"/><draw:equation draw:name="f11" draw:formula="9144 / ?f7"/></draw:enhanced-geometry></draw:custom-shape></draw:g></text:span>в соответствии со ст. 189 и 190 УПК РФ допросил по уголовному делу №<text:s/><text:tab/><text:span text:style-name="T47">17108<text:s/></text:span>в качестве потерпевшего: <text:s/></text:p>
      <text:p text:style-name="P48"><text:s/></text:p>
      <text:soft-page-break/>
      <text:p text:style-name="P49"><text:span text:style-name="T50"><draw:g draw:z-index="251660288" draw:name="Group 4354" draw:id="id74" draw:style-name="a74" text:anchor-type="paragraph"><svg:title/><svg:desc/><draw:custom-shape svg:x="0in" svg:y="0.14025in" svg:width="0.05542in" svg:height="0.24538in" draw:id="id32" draw:style-name="a32" draw:name="Rectangle 110"><svg:title/><svg:desc/><text:p text:style-name="P51"><text:s/></text:p><draw:enhanced-geometry draw:type="non-primitive" svg:viewBox="0 0 21600 21600" draw:enhanced-path="M 0 0 L 21600 0 21600 21600 0 21600 Z N"/></draw:custom-shape><draw:custom-shape svg:x="2.07536in" svg:y="0.14025in" svg:width="0.05542in" svg:height="0.24538in" draw:id="id33" draw:style-name="a33" draw:name="Rectangle 111"><svg:title/><svg:desc/><text:p text:style-name="P52"><text:span text:style-name="T53"><text:s/></text:span></text:p><draw:enhanced-geometry draw:type="non-primitive" svg:viewBox="0 0 21600 21600" draw:enhanced-path="M 0 0 L 21600 0 21600 21600 0 21600 Z N"/></draw:custom-shape><draw:custom-shape svg:x="2.00036in" svg:y="0.14834in" svg:width="4.96597in" svg:height="0.01in" draw:id="id34" draw:style-name="a34" draw:name="Shape 4880"><svg:title/><svg:desc/><draw:enhanced-geometry draw:type="non-primitive" svg:viewBox="0 0 4540885 9144" draw:enhanced-path="M 0 0 L 4540885 0 45408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40885"/><draw:equation draw:name="f7" draw:formula="?f4 / 9144"/><draw:equation draw:name="f8" draw:formula="0 / ?f6"/><draw:equation draw:name="f9" draw:formula="4540885 / ?f6"/><draw:equation draw:name="f10" draw:formula="0 / ?f7"/><draw:equation draw:name="f11" draw:formula="9144 / ?f7"/></draw:enhanced-geometry></draw:custom-shape><draw:custom-shape svg:x="0.08333in" svg:y="0.34653in" svg:width="1.53549in" svg:height="0.20164in" draw:id="id35" draw:style-name="a35" draw:name="Rectangle 3891"><svg:title/><svg:desc/><text:p text:style-name="P54">. Дата рождения</text:p><draw:enhanced-geometry draw:type="non-primitive" svg:viewBox="0 0 21600 21600" draw:enhanced-path="M 0 0 L 21600 0 21600 21600 0 21600 Z N"/></draw:custom-shape><draw:custom-shape svg:x="0in" svg:y="0.34653in" svg:width="0.11083in" svg:height="0.20164in" draw:id="id36" draw:style-name="a36" draw:name="Rectangle 3890"><svg:title/><svg:desc/><text:p text:style-name="P55">2</text:p><draw:enhanced-geometry draw:type="non-primitive" svg:viewBox="0 0 21600 21600" draw:enhanced-path="M 0 0 L 21600 0 21600 21600 0 21600 Z N"/></draw:custom-shape><draw:custom-shape svg:x="1.23828in" svg:y="0.31359in" svg:width="0.05542in" svg:height="0.24538in" draw:id="id37" draw:style-name="a37" draw:name="Rectangle 114"><svg:title/><svg:desc/><text:p text:style-name="P56"><text:s/></text:p><draw:enhanced-geometry draw:type="non-primitive" svg:viewBox="0 0 21600 21600" draw:enhanced-path="M 0 0 L 21600 0 21600 21600 0 21600 Z N"/></draw:custom-shape><draw:custom-shape svg:x="1.44994in" svg:y="0.31359in" svg:width="0.22167in" svg:height="0.24538in" draw:id="id38" draw:style-name="a38" draw:name="Rectangle 115"><svg:title/><svg:desc/><text:p text:style-name="P57"><text:span text:style-name="T58">23</text:span></text:p><draw:enhanced-geometry draw:type="non-primitive" svg:viewBox="0 0 21600 21600" draw:enhanced-path="M 0 0 L 21600 0 21600 21600 0 21600 Z N"/></draw:custom-shape><draw:custom-shape svg:x="1.61661in" svg:y="0.31359in" svg:width="0.05542in" svg:height="0.24538in" draw:id="id39" draw:style-name="a39" draw:name="Rectangle 116"><svg:title/><svg:desc/><text:p text:style-name="P59"><text:span text:style-name="T60">.</text:span></text:p><draw:enhanced-geometry draw:type="non-primitive" svg:viewBox="0 0 21600 21600" draw:enhanced-path="M 0 0 L 21600 0 21600 21600 0 21600 Z N"/></draw:custom-shape><draw:custom-shape svg:x="1.65869in" svg:y="0.31359in" svg:width="0.22167in" svg:height="0.24538in" draw:id="id40" draw:style-name="a40" draw:name="Rectangle 117"><svg:title/><svg:desc/><text:p text:style-name="P61"><text:span text:style-name="T62">03</text:span></text:p><draw:enhanced-geometry draw:type="non-primitive" svg:viewBox="0 0 21600 21600" draw:enhanced-path="M 0 0 L 21600 0 21600 21600 0 21600 Z N"/></draw:custom-shape><draw:custom-shape svg:x="1.82536in" svg:y="0.31359in" svg:width="0.27708in" svg:height="0.24538in" draw:id="id41" draw:style-name="a41" draw:name="Rectangle 118"><svg:title/><svg:desc/><text:p text:style-name="P63"><text:span text:style-name="T64">.19</text:span></text:p><draw:enhanced-geometry draw:type="non-primitive" svg:viewBox="0 0 21600 21600" draw:enhanced-path="M 0 0 L 21600 0 21600 21600 0 21600 Z N"/></draw:custom-shape><draw:custom-shape svg:x="2.03369in" svg:y="0.31359in" svg:width="0.22167in" svg:height="0.24538in" draw:id="id42" draw:style-name="a42" draw:name="Rectangle 119"><svg:title/><svg:desc/><text:p text:style-name="P65"><text:span text:style-name="T66">99</text:span></text:p><draw:enhanced-geometry draw:type="non-primitive" svg:viewBox="0 0 21600 21600" draw:enhanced-path="M 0 0 L 21600 0 21600 21600 0 21600 Z N"/></draw:custom-shape><draw:custom-shape svg:x="2.20036in" svg:y="0.31359in" svg:width="0.05542in" svg:height="0.24538in" draw:id="id43" draw:style-name="a43" draw:name="Rectangle 120"><svg:title/><svg:desc/><text:p text:style-name="P67"><text:span text:style-name="T68"><text:s/></text:span></text:p><draw:enhanced-geometry draw:type="non-primitive" svg:viewBox="0 0 21600 21600" draw:enhanced-path="M 0 0 L 21600 0 21600 21600 0 21600 Z N"/></draw:custom-shape><draw:custom-shape svg:x="2.24203in" svg:y="0.34921in" svg:width="0.33449in" svg:height="0.19807in" draw:id="id44" draw:style-name="a44" draw:name="Rectangle 121"><svg:title/><svg:desc/><text:p text:style-name="P69"><text:span text:style-name="T70">г.р.</text:span></text:p><draw:enhanced-geometry draw:type="non-primitive" svg:viewBox="0 0 21600 21600" draw:enhanced-path="M 0 0 L 21600 0 21600 21600 0 21600 Z N"/></draw:custom-shape><draw:custom-shape svg:x="2.49369in" svg:y="0.31359in" svg:width="0.05542in" svg:height="0.24538in" draw:id="id45" draw:style-name="a45" draw:name="Rectangle 122"><svg:title/><svg:desc/><text:p text:style-name="P71"><text:span text:style-name="T72"><text:s/></text:span></text:p><draw:enhanced-geometry draw:type="non-primitive" svg:viewBox="0 0 21600 21600" draw:enhanced-path="M 0 0 L 21600 0 21600 21600 0 21600 Z N"/></draw:custom-shape><draw:custom-shape svg:x="2.00036in" svg:y="0.32209in" svg:width="4.96597in" svg:height="0.01in" draw:id="id46" draw:style-name="a46" draw:name="Shape 4881"><svg:title/><svg:desc/><draw:enhanced-geometry draw:type="non-primitive" svg:viewBox="0 0 4540885 9144" draw:enhanced-path="M 0 0 L 4540885 0 454088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540885"/><draw:equation draw:name="f7" draw:formula="?f4 / 9144"/><draw:equation draw:name="f8" draw:formula="0 / ?f6"/><draw:equation draw:name="f9" draw:formula="4540885 / ?f6"/><draw:equation draw:name="f10" draw:formula="0 / ?f7"/><draw:equation draw:name="f11" draw:formula="9144 / ?f7"/></draw:enhanced-geometry></draw:custom-shape><draw:custom-shape svg:x="0in" svg:y="0.48692in" svg:width="0.05542in" svg:height="0.24538in" draw:id="id47" draw:style-name="a47" draw:name="Rectangle 124"><svg:title/><svg:desc/><text:p text:style-name="P73"><text:s/></text:p><draw:enhanced-geometry draw:type="non-primitive" svg:viewBox="0 0 21600 21600" draw:enhanced-path="M 0 0 L 21600 0 21600 21600 0 21600 Z N"/></draw:custom-shape><draw:custom-shape svg:x="1.44994in" svg:y="0.48692in" svg:width="0.05542in" svg:height="0.24538in" draw:id="id48" draw:style-name="a48" draw:name="Rectangle 125"><svg:title/><svg:desc/><text:p text:style-name="P74"><text:span text:style-name="T75"><text:s/></text:span></text:p><draw:enhanced-geometry draw:type="non-primitive" svg:viewBox="0 0 21600 21600" draw:enhanced-path="M 0 0 L 21600 0 21600 21600 0 21600 Z N"/></draw:custom-shape><draw:custom-shape svg:x="1.37494in" svg:y="0.49542in" svg:width="5.59139in" svg:height="0.01in" draw:id="id49" draw:style-name="a49" draw:name="Shape 4882"><svg:title/><svg:desc/><draw:enhanced-geometry draw:type="non-primitive" svg:viewBox="0 0 5112766 9144" draw:enhanced-path="M 0 0 L 5112766 0 511276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12766"/><draw:equation draw:name="f7" draw:formula="?f4 / 9144"/><draw:equation draw:name="f8" draw:formula="0 / ?f6"/><draw:equation draw:name="f9" draw:formula="5112766 / ?f6"/><draw:equation draw:name="f10" draw:formula="0 / ?f7"/><draw:equation draw:name="f11" draw:formula="9144 / ?f7"/></draw:enhanced-geometry></draw:custom-shape><draw:custom-shape svg:x="0.08333in" svg:y="0.69319in" svg:width="1.69287in" svg:height="0.20164in" draw:id="id50" draw:style-name="a50" draw:name="Rectangle 3893"><svg:title/><svg:desc/><text:p text:style-name="P76">. Место рождения</text:p><draw:enhanced-geometry draw:type="non-primitive" svg:viewBox="0 0 21600 21600" draw:enhanced-path="M 0 0 L 21600 0 21600 21600 0 21600 Z N"/></draw:custom-shape><draw:custom-shape svg:x="0in" svg:y="0.69319in" svg:width="0.11083in" svg:height="0.20164in" draw:id="id51" draw:style-name="a51" draw:name="Rectangle 3892"><svg:title/><svg:desc/><text:p text:style-name="P77">3</text:p><draw:enhanced-geometry draw:type="non-primitive" svg:viewBox="0 0 21600 21600" draw:enhanced-path="M 0 0 L 21600 0 21600 21600 0 21600 Z N"/></draw:custom-shape><draw:custom-shape svg:x="1.35661in" svg:y="0.66025in" svg:width="0.05542in" svg:height="0.24538in" draw:id="id52" draw:style-name="a52" draw:name="Rectangle 128"><svg:title/><svg:desc/><text:p text:style-name="P78"><text:s/></text:p><draw:enhanced-geometry draw:type="non-primitive" svg:viewBox="0 0 21600 21600" draw:enhanced-path="M 0 0 L 21600 0 21600 21600 0 21600 Z N"/></draw:custom-shape><draw:custom-shape svg:x="1.51161in" svg:y="0.69588in" svg:width="0.75943in" svg:height="0.19807in" draw:id="id53" draw:style-name="a53" draw:name="Rectangle 129"><svg:title/><svg:desc/><text:p text:style-name="P79"><text:span text:style-name="T80">г. Омск</text:span></text:p><draw:enhanced-geometry draw:type="non-primitive" svg:viewBox="0 0 21600 21600" draw:enhanced-path="M 0 0 L 21600 0 21600 21600 0 21600 Z N"/></draw:custom-shape><draw:custom-shape svg:x="2.08369in" svg:y="0.66025in" svg:width="0.05542in" svg:height="0.24538in" draw:id="id54" draw:style-name="a54" draw:name="Rectangle 130"><svg:title/><svg:desc/><text:p text:style-name="P81"><text:span text:style-name="T82"><text:s/></text:span></text:p><draw:enhanced-geometry draw:type="non-primitive" svg:viewBox="0 0 21600 21600" draw:enhanced-path="M 0 0 L 21600 0 21600 21600 0 21600 Z N"/></draw:custom-shape><draw:custom-shape svg:x="1.37494in" svg:y="0.66875in" svg:width="0.06333in" svg:height="0.01in" draw:id="id55" draw:style-name="a55" draw:name="Shape 4883"><svg:title/><svg:desc/><draw:enhanced-geometry draw:type="non-primitive" svg:viewBox="0 0 57912 9144" draw:enhanced-path="M 0 0 L 57912 0 5791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912"/><draw:equation draw:name="f7" draw:formula="?f4 / 9144"/><draw:equation draw:name="f8" draw:formula="0 / ?f6"/><draw:equation draw:name="f9" draw:formula="57912 / ?f6"/><draw:equation draw:name="f10" draw:formula="0 / ?f7"/><draw:equation draw:name="f11" draw:formula="9144 / ?f7"/></draw:enhanced-geometry></draw:custom-shape><draw:custom-shape svg:x="1.43828in" svg:y="0.66875in" svg:width="0.01in" svg:height="0.01in" draw:id="id56" draw:style-name="a56" draw:name="Shape 4884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1.44494in" svg:y="0.66875in" svg:width="5.52139in" svg:height="0.01in" draw:id="id57" draw:style-name="a57" draw:name="Shape 4885"><svg:title/><svg:desc/><draw:enhanced-geometry draw:type="non-primitive" svg:viewBox="0 0 5048759 9144" draw:enhanced-path="M 0 0 L 5048759 0 504875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48759"/><draw:equation draw:name="f7" draw:formula="?f4 / 9144"/><draw:equation draw:name="f8" draw:formula="0 / ?f6"/><draw:equation draw:name="f9" draw:formula="5048759 / ?f6"/><draw:equation draw:name="f10" draw:formula="0 / ?f7"/><draw:equation draw:name="f11" draw:formula="9144 / ?f7"/></draw:enhanced-geometry></draw:custom-shape><draw:custom-shape svg:x="0in" svg:y="0.83525in" svg:width="0.05542in" svg:height="0.24538in" draw:id="id58" draw:style-name="a58" draw:name="Rectangle 134"><svg:title/><svg:desc/><text:p text:style-name="P83"><text:s/></text:p><draw:enhanced-geometry draw:type="non-primitive" svg:viewBox="0 0 21600 21600" draw:enhanced-path="M 0 0 L 21600 0 21600 21600 0 21600 Z N"/></draw:custom-shape><draw:custom-shape svg:x="1.51161in" svg:y="0.83525in" svg:width="0.05542in" svg:height="0.24538in" draw:id="id59" draw:style-name="a59" draw:name="Rectangle 135"><svg:title/><svg:desc/><text:p text:style-name="P84"><text:span text:style-name="T85"><text:s/></text:span></text:p><draw:enhanced-geometry draw:type="non-primitive" svg:viewBox="0 0 21600 21600" draw:enhanced-path="M 0 0 L 21600 0 21600 21600 0 21600 Z N"/></draw:custom-shape><draw:custom-shape svg:x="1.43828in" svg:y="0.84209in" svg:width="5.52806in" svg:height="0.01in" draw:id="id60" draw:style-name="a60" draw:name="Shape 4886"><svg:title/><svg:desc/><draw:enhanced-geometry draw:type="non-primitive" svg:viewBox="0 0 5054854 9144" draw:enhanced-path="M 0 0 L 5054854 0 505485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54854"/><draw:equation draw:name="f7" draw:formula="?f4 / 9144"/><draw:equation draw:name="f8" draw:formula="0 / ?f6"/><draw:equation draw:name="f9" draw:formula="5054854 / ?f6"/><draw:equation draw:name="f10" draw:formula="0 / ?f7"/><draw:equation draw:name="f11" draw:formula="9144 / ?f7"/></draw:enhanced-geometry></draw:custom-shape><draw:custom-shape svg:x="0in" svg:y="1.04153in" svg:width="0.11083in" svg:height="0.20164in" draw:id="id61" draw:style-name="a61" draw:name="Rectangle 3894"><svg:title/><svg:desc/><text:p text:style-name="P86">4</text:p><draw:enhanced-geometry draw:type="non-primitive" svg:viewBox="0 0 21600 21600" draw:enhanced-path="M 0 0 L 21600 0 21600 21600 0 21600 Z N"/></draw:custom-shape><draw:custom-shape svg:x="0.08333in" svg:y="1.04153in" svg:width="3.80247in" svg:height="0.20164in" draw:id="id62" draw:style-name="a62" draw:name="Rectangle 3895"><svg:title/><svg:desc/><text:p text:style-name="P87">. Место жительства и (или) регистрации</text:p><draw:enhanced-geometry draw:type="non-primitive" svg:viewBox="0 0 21600 21600" draw:enhanced-path="M 0 0 L 21600 0 21600 21600 0 21600 Z N"/></draw:custom-shape><draw:custom-shape svg:x="2.9437in" svg:y="1.00859in" svg:width="0.05542in" svg:height="0.24538in" draw:id="id63" draw:style-name="a63" draw:name="Rectangle 138"><svg:title/><svg:desc/><text:p text:style-name="P88"><text:s/></text:p><draw:enhanced-geometry draw:type="non-primitive" svg:viewBox="0 0 21600 21600" draw:enhanced-path="M 0 0 L 21600 0 21600 21600 0 21600 Z N"/></draw:custom-shape><draw:custom-shape svg:x="3.13703in" svg:y="1.04421in" svg:width="1.21695in" svg:height="0.19807in" draw:id="id64" draw:style-name="a64" draw:name="Rectangle 139"><svg:title/><svg:desc/><text:p text:style-name="P89"><text:span text:style-name="T90">г. Омск, ул.<text:s/></text:span></text:p><draw:enhanced-geometry draw:type="non-primitive" svg:viewBox="0 0 21600 21600" draw:enhanced-path="M 0 0 L 21600 0 21600 21600 0 21600 Z N"/></draw:custom-shape><draw:custom-shape svg:x="4.05231in" svg:y="1.04421in" svg:width="2.07347in" svg:height="0.19807in" draw:id="id65" draw:style-name="a65" draw:name="Rectangle 140"><svg:title/><svg:desc/><text:p text:style-name="P91"><text:span text:style-name="T92">Лаптева дом 4 кв. 77</text:span></text:p><draw:enhanced-geometry draw:type="non-primitive" svg:viewBox="0 0 21600 21600" draw:enhanced-path="M 0 0 L 21600 0 21600 21600 0 21600 Z N"/></draw:custom-shape><draw:custom-shape svg:x="5.61272in" svg:y="1.00859in" svg:width="0.05542in" svg:height="0.24538in" draw:id="id66" draw:style-name="a66" draw:name="Rectangle 141"><svg:title/><svg:desc/><text:p text:style-name="P93"><text:span text:style-name="T94"><text:s/></text:span></text:p><draw:enhanced-geometry draw:type="non-primitive" svg:viewBox="0 0 21600 21600" draw:enhanced-path="M 0 0 L 21600 0 21600 21600 0 21600 Z N"/></draw:custom-shape><draw:custom-shape svg:x="1.43828in" svg:y="1.01709in" svg:width="1.62528in" svg:height="0.01in" draw:id="id67" draw:style-name="a67" draw:name="Shape 4887"><svg:title/><svg:desc/><draw:enhanced-geometry draw:type="non-primitive" svg:viewBox="0 0 1486154 9144" draw:enhanced-path="M 0 0 L 1486154 0 148615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86154"/><draw:equation draw:name="f7" draw:formula="?f4 / 9144"/><draw:equation draw:name="f8" draw:formula="0 / ?f6"/><draw:equation draw:name="f9" draw:formula="1486154 / ?f6"/><draw:equation draw:name="f10" draw:formula="0 / ?f7"/><draw:equation draw:name="f11" draw:formula="9144 / ?f7"/></draw:enhanced-geometry></draw:custom-shape><draw:custom-shape svg:x="3.06369in" svg:y="1.01709in" svg:width="0.01in" svg:height="0.01in" draw:id="id68" draw:style-name="a68" draw:name="Shape 4888"><svg:title/><svg:desc/><draw:enhanced-geometry draw:type="non-primitive" svg:viewBox="0 0 9144 9144" draw:enhanced-path="M 0 0 L 9144 0 914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"/><draw:equation draw:name="f7" draw:formula="?f4 / 9144"/><draw:equation draw:name="f8" draw:formula="0 / ?f6"/><draw:equation draw:name="f9" draw:formula="9144 / ?f6"/><draw:equation draw:name="f10" draw:formula="0 / ?f7"/><draw:equation draw:name="f11" draw:formula="9144 / ?f7"/></draw:enhanced-geometry></draw:custom-shape><draw:custom-shape svg:x="3.07036in" svg:y="1.01709in" svg:width="3.89597in" svg:height="0.01in" draw:id="id69" draw:style-name="a69" draw:name="Shape 4889"><svg:title/><svg:desc/><draw:enhanced-geometry draw:type="non-primitive" svg:viewBox="0 0 3562477 9144" draw:enhanced-path="M 0 0 L 3562477 0 3562477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2477"/><draw:equation draw:name="f7" draw:formula="?f4 / 9144"/><draw:equation draw:name="f8" draw:formula="0 / ?f6"/><draw:equation draw:name="f9" draw:formula="3562477 / ?f6"/><draw:equation draw:name="f10" draw:formula="0 / ?f7"/><draw:equation draw:name="f11" draw:formula="9144 / ?f7"/></draw:enhanced-geometry></draw:custom-shape><draw:custom-shape svg:x="0in" svg:y="1.18192in" svg:width="0.05542in" svg:height="0.24538in" draw:id="id70" draw:style-name="a70" draw:name="Rectangle 145"><svg:title/><svg:desc/><text:p text:style-name="P95"><text:s/></text:p><draw:enhanced-geometry draw:type="non-primitive" svg:viewBox="0 0 21600 21600" draw:enhanced-path="M 0 0 L 21600 0 21600 21600 0 21600 Z N"/></draw:custom-shape><draw:custom-shape svg:x="3.13703in" svg:y="1.18192in" svg:width="0.05542in" svg:height="0.24538in" draw:id="id71" draw:style-name="a71" draw:name="Rectangle 146"><svg:title/><svg:desc/><text:p text:style-name="P96"><text:span text:style-name="T97"><text:s/></text:span></text:p><draw:enhanced-geometry draw:type="non-primitive" svg:viewBox="0 0 21600 21600" draw:enhanced-path="M 0 0 L 21600 0 21600 21600 0 21600 Z N"/></draw:custom-shape><draw:custom-shape svg:x="3.06369in" svg:y="1.19042in" svg:width="3.90264in" svg:height="0.01in" draw:id="id72" draw:style-name="a72" draw:name="Shape 4890"><svg:title/><svg:desc/><draw:enhanced-geometry draw:type="non-primitive" svg:viewBox="0 0 3568573 9144" draw:enhanced-path="M 0 0 L 3568573 0 3568573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8573"/><draw:equation draw:name="f7" draw:formula="?f4 / 9144"/><draw:equation draw:name="f8" draw:formula="0 / ?f6"/><draw:equation draw:name="f9" draw:formula="3568573 / ?f6"/><draw:equation draw:name="f10" draw:formula="0 / ?f7"/><draw:equation draw:name="f11" draw:formula="9144 / ?f7"/></draw:enhanced-geometry></draw:custom-shape><draw:custom-shape svg:x="3.06369in" svg:y="1.36375in" svg:width="3.90264in" svg:height="0.01in" draw:id="id73" draw:style-name="a73" draw:name="Shape 4891"><svg:title/><svg:desc/><draw:enhanced-geometry draw:type="non-primitive" svg:viewBox="0 0 3568573 9144" draw:enhanced-path="M 0 0 L 3568573 0 3568573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568573"/><draw:equation draw:name="f7" draw:formula="?f4 / 9144"/><draw:equation draw:name="f8" draw:formula="0 / ?f6"/><draw:equation draw:name="f9" draw:formula="3568573 / ?f6"/><draw:equation draw:name="f10" draw:formula="0 / ?f7"/><draw:equation draw:name="f11" draw:formula="9144 / ?f7"/></draw:enhanced-geometry></draw:custom-shape></draw:g></text:span>1. Фамилия, имя, отчество<text:s/><text:tab/><text:span text:style-name="T98">Совунова Анастасия Вадимовна <text:s/></text:span>телефон:<text:s/><text:span text:style-name="T99">89609937850, 89609937854</text:span><text:s/></text:p>
      <text:p text:style-name="P100"><text:s/></text:p>
      <text:list text:style-name="LFO1" text:continue-numbering="true">
        <text:list-item>
          <text:p text:style-name="P101">Гражданство<text:s/><text:tab/><text:span text:style-name="T102">РФ<text:s/></text:span></text:p>
        </text:list-item>
      </text:list>
      <text:soft-page-break/>
      <text:p text:style-name="P103"><text:span text:style-name="T104"><draw:custom-shape svg:x="0in" svg:y="0in" svg:width="5.77806in" svg:height="0.01in" draw:id="id75" draw:style-name="a75" draw:name="Group 4355"><svg:title/><svg:desc/><draw:enhanced-geometry draw:type="non-primitive" svg:viewBox="0 0 5283454 9144" draw:enhanced-path="M 0 0 L 5283454 0 528345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283454"/><draw:equation draw:name="f7" draw:formula="?f4 / 9144"/><draw:equation draw:name="f8" draw:formula="0 / ?f6"/><draw:equation draw:name="f9" draw:formula="5283454 / ?f6"/><draw:equation draw:name="f10" draw:formula="0 / ?f7"/><draw:equation draw:name="f11" draw:formula="9144 / ?f7"/></draw:enhanced-geometry></draw:custom-shape></text:span></text:p>
      <text:list text:style-name="LFO1" text:continue-numbering="true">
        <text:list-item>
          <text:p text:style-name="P105">Образование<text:s/><text:tab/><text:span text:style-name="T106">средняя общеобразовательная школа № 96 г. Омска, учащаяся 10 класса<text:s/></text:span></text:p>
        </text:list-item>
        <text:list-item>
          <text:p text:style-name="P107">Семейное положение, состав семьи<text:s/><text:tab/><text:span text:style-name="T108">не замужем<text:s/></text:span></text:p>
        </text:list-item>
      </text:list>
      <text:p text:style-name="P109"><text:span text:style-name="T110"><draw:g draw:name="Group 4356" draw:id="id103" draw:style-name="a103" text:anchor-type="as-char"><svg:title/><svg:desc/><draw:custom-shape svg:x="0in" svg:y="0.03294in" svg:width="0.11083in" svg:height="0.20164in" draw:id="id76" draw:style-name="a76" draw:name="Rectangle 3902"><svg:title/><svg:desc/><text:p text:style-name="P111">8</text:p><draw:enhanced-geometry draw:type="non-primitive" svg:viewBox="0 0 21600 21600" draw:enhanced-path="M 0 0 L 21600 0 21600 21600 0 21600 Z N"/></draw:custom-shape><draw:custom-shape svg:x="0.08333in" svg:y="0.03294in" svg:width="2.48599in" svg:height="0.20164in" draw:id="id77" draw:style-name="a77" draw:name="Rectangle 3903"><svg:title/><svg:desc/><text:p text:style-name="P112">. Место работы или учебы</text:p><draw:enhanced-geometry draw:type="non-primitive" svg:viewBox="0 0 21600 21600" draw:enhanced-path="M 0 0 L 21600 0 21600 21600 0 21600 Z N"/></draw:custom-shape><draw:custom-shape svg:x="1.95369in" svg:y="0in" svg:width="0.05542in" svg:height="0.24538in" draw:id="id78" draw:style-name="a78" draw:name="Rectangle 171"><svg:title/><svg:desc/><text:p text:style-name="P113"><text:s/></text:p><draw:enhanced-geometry draw:type="non-primitive" svg:viewBox="0 0 21600 21600" draw:enhanced-path="M 0 0 L 21600 0 21600 21600 0 21600 Z N"/></draw:custom-shape><draw:custom-shape svg:x="2.13703in" svg:y="0.03563in" svg:width="1.98325in" svg:height="0.19807in" draw:id="id79" draw:style-name="a79" draw:name="Rectangle 172"><svg:title/><svg:desc/><text:p text:style-name="P114"><text:span text:style-name="T115">учащаяся 10 класса</text:span></text:p><draw:enhanced-geometry draw:type="non-primitive" svg:viewBox="0 0 21600 21600" draw:enhanced-path="M 0 0 L 21600 0 21600 21600 0 21600 Z N"/></draw:custom-shape><draw:custom-shape svg:x="3.63064in" svg:y="0in" svg:width="0.05542in" svg:height="0.24538in" draw:id="id80" draw:style-name="a80" draw:name="Rectangle 173"><svg:title/><svg:desc/><text:p text:style-name="P116"><text:span text:style-name="T117"><text:s/></text:span></text:p><draw:enhanced-geometry draw:type="non-primitive" svg:viewBox="0 0 21600 21600" draw:enhanced-path="M 0 0 L 21600 0 21600 21600 0 21600 Z N"/></draw:custom-shape><draw:custom-shape svg:x="2.81369in" svg:y="0.00683in" svg:width="4.15264in" svg:height="0.01in" draw:id="id81" draw:style-name="a81" draw:name="Shape 4912"><svg:title/><svg:desc/><draw:enhanced-geometry draw:type="non-primitive" svg:viewBox="0 0 3797173 9144" draw:enhanced-path="M 0 0 L 3797173 0 3797173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97173"/><draw:equation draw:name="f7" draw:formula="?f4 / 9144"/><draw:equation draw:name="f8" draw:formula="0 / ?f6"/><draw:equation draw:name="f9" draw:formula="3797173 / ?f6"/><draw:equation draw:name="f10" draw:formula="0 / ?f7"/><draw:equation draw:name="f11" draw:formula="9144 / ?f7"/></draw:enhanced-geometry></draw:custom-shape><draw:custom-shape svg:x="2.05369in" svg:y="0.18183in" svg:width="4.91264in" svg:height="0.01in" draw:id="id82" draw:style-name="a82" draw:name="Shape 4913"><svg:title/><svg:desc/><draw:enhanced-geometry draw:type="non-primitive" svg:viewBox="0 0 4492118 9144" draw:enhanced-path="M 0 0 L 4492118 0 449211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92118"/><draw:equation draw:name="f7" draw:formula="?f4 / 9144"/><draw:equation draw:name="f8" draw:formula="0 / ?f6"/><draw:equation draw:name="f9" draw:formula="4492118 / ?f6"/><draw:equation draw:name="f10" draw:formula="0 / ?f7"/><draw:equation draw:name="f11" draw:formula="9144 / ?f7"/></draw:enhanced-geometry></draw:custom-shape><draw:custom-shape svg:x="3.28869in" svg:y="0.16546in" svg:width="0.04156in" svg:height="0.18404in" draw:id="id83" draw:style-name="a83" draw:name="Rectangle 176"><svg:title/><svg:desc/><text:p text:style-name="P118"><text:span text:style-name="T119"><text:s/></text:span></text:p><draw:enhanced-geometry draw:type="non-primitive" svg:viewBox="0 0 21600 21600" draw:enhanced-path="M 0 0 L 21600 0 21600 21600 0 21600 Z N"/></draw:custom-shape><draw:custom-shape svg:x="0in" svg:y="0.31655in" svg:width="0.11083in" svg:height="0.20164in" draw:id="id84" draw:style-name="a84" draw:name="Rectangle 3904"><svg:title/><svg:desc/><text:p text:style-name="P120">9</text:p><draw:enhanced-geometry draw:type="non-primitive" svg:viewBox="0 0 21600 21600" draw:enhanced-path="M 0 0 L 21600 0 21600 21600 0 21600 Z N"/></draw:custom-shape><draw:custom-shape svg:x="0.08333in" svg:y="0.31655in" svg:width="3.53691in" svg:height="0.20164in" draw:id="id85" draw:style-name="a85" draw:name="Rectangle 3905"><svg:title/><svg:desc/><text:p text:style-name="P121">. Отношение к воинской обязанности</text:p><draw:enhanced-geometry draw:type="non-primitive" svg:viewBox="0 0 21600 21600" draw:enhanced-path="M 0 0 L 21600 0 21600 21600 0 21600 Z N"/></draw:custom-shape><draw:custom-shape svg:x="2.74369in" svg:y="0.28361in" svg:width="0.05542in" svg:height="0.24538in" draw:id="id86" draw:style-name="a86" draw:name="Rectangle 178"><svg:title/><svg:desc/><text:p text:style-name="P122"><text:s/></text:p><draw:enhanced-geometry draw:type="non-primitive" svg:viewBox="0 0 21600 21600" draw:enhanced-path="M 0 0 L 21600 0 21600 21600 0 21600 Z N"/></draw:custom-shape><draw:custom-shape svg:x="2.95036in" svg:y="0.31924in" svg:width="0.57345in" svg:height="0.19807in" draw:id="id87" draw:style-name="a87" draw:name="Rectangle 179"><svg:title/><svg:desc/><text:p text:style-name="P123"><text:span text:style-name="T124">не в/о</text:span></text:p><draw:enhanced-geometry draw:type="non-primitive" svg:viewBox="0 0 21600 21600" draw:enhanced-path="M 0 0 L 21600 0 21600 21600 0 21600 Z N"/></draw:custom-shape><draw:custom-shape svg:x="3.38203in" svg:y="0.28361in" svg:width="0.05542in" svg:height="0.24538in" draw:id="id88" draw:style-name="a88" draw:name="Rectangle 180"><svg:title/><svg:desc/><text:p text:style-name="P125"><text:span text:style-name="T126"><text:s/></text:span></text:p><draw:enhanced-geometry draw:type="non-primitive" svg:viewBox="0 0 21600 21600" draw:enhanced-path="M 0 0 L 21600 0 21600 21600 0 21600 Z N"/></draw:custom-shape><draw:custom-shape svg:x="2.86536in" svg:y="0.46711in" svg:width="4.10097in" svg:height="0.01in" draw:id="id89" draw:style-name="a89" draw:name="Shape 4914"><svg:title/><svg:desc/><draw:enhanced-geometry draw:type="non-primitive" svg:viewBox="0 0 3749929 9144" draw:enhanced-path="M 0 0 L 3749929 0 37499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49929"/><draw:equation draw:name="f7" draw:formula="?f4 / 9144"/><draw:equation draw:name="f8" draw:formula="0 / ?f6"/><draw:equation draw:name="f9" draw:formula="3749929 / ?f6"/><draw:equation draw:name="f10" draw:formula="0 / ?f7"/><draw:equation draw:name="f11" draw:formula="9144 / ?f7"/></draw:enhanced-geometry></draw:custom-shape><draw:custom-shape svg:x="3.11869in" svg:y="0.48711in" svg:width="0.05536in" svg:height="0.15123in" draw:id="id90" draw:style-name="a90" draw:name="Rectangle 3906"><svg:title/><svg:desc/><text:p text:style-name="P127"><text:span text:style-name="T128">(</text:span></text:p><draw:enhanced-geometry draw:type="non-primitive" svg:viewBox="0 0 21600 21600" draw:enhanced-path="M 0 0 L 21600 0 21600 21600 0 21600 Z N"/></draw:custom-shape><draw:custom-shape svg:x="3.16032in" svg:y="0.48711in" svg:width="1.02227in" svg:height="0.15123in" draw:id="id91" draw:style-name="a91" draw:name="Rectangle 3907"><svg:title/><svg:desc/><text:p text:style-name="P129"><text:span text:style-name="T130">где состоит на</text:span></text:p><draw:enhanced-geometry draw:type="non-primitive" svg:viewBox="0 0 21600 21600" draw:enhanced-path="M 0 0 L 21600 0 21600 21600 0 21600 Z N"/></draw:custom-shape><draw:custom-shape svg:x="3.92897in" svg:y="0.4624in" svg:width="0.04156in" svg:height="0.18404in" draw:id="id92" draw:style-name="a92" draw:name="Rectangle 183"><svg:title/><svg:desc/><text:p text:style-name="P131"><text:span text:style-name="T132"><text:s/></text:span></text:p><draw:enhanced-geometry draw:type="non-primitive" svg:viewBox="0 0 21600 21600" draw:enhanced-path="M 0 0 L 21600 0 21600 21600 0 21600 Z N"/></draw:custom-shape><draw:custom-shape svg:x="3.96064in" svg:y="0.48711in" svg:width="0.33965in" svg:height="0.15123in" draw:id="id93" draw:style-name="a93" draw:name="Rectangle 184"><svg:title/><svg:desc/><text:p text:style-name="P133"><text:span text:style-name="T134">воин</text:span></text:p><draw:enhanced-geometry draw:type="non-primitive" svg:viewBox="0 0 21600 21600" draw:enhanced-path="M 0 0 L 21600 0 21600 21600 0 21600 Z N"/></draw:custom-shape><draw:custom-shape svg:x="4.21564in" svg:y="0.48711in" svg:width="0.82393in" svg:height="0.15123in" draw:id="id94" draw:style-name="a94" draw:name="Rectangle 185"><svg:title/><svg:desc/><text:p text:style-name="P135"><text:span text:style-name="T136">ском учете)</text:span></text:p><draw:enhanced-geometry draw:type="non-primitive" svg:viewBox="0 0 21600 21600" draw:enhanced-path="M 0 0 L 21600 0 21600 21600 0 21600 Z N"/></draw:custom-shape><draw:custom-shape svg:x="4.83564in" svg:y="0.4624in" svg:width="0.04156in" svg:height="0.18404in" draw:id="id95" draw:style-name="a95" draw:name="Rectangle 186"><svg:title/><svg:desc/><text:p text:style-name="P137"><text:span text:style-name="T138"><text:s/></text:span></text:p><draw:enhanced-geometry draw:type="non-primitive" svg:viewBox="0 0 21600 21600" draw:enhanced-path="M 0 0 L 21600 0 21600 21600 0 21600 Z N"/></draw:custom-shape><draw:custom-shape svg:x="0in" svg:y="0.61655in" svg:width="0.22167in" svg:height="0.20164in" draw:id="id96" draw:style-name="a96" draw:name="Rectangle 3908"><svg:title/><svg:desc/><text:p text:style-name="P139">10</text:p><draw:enhanced-geometry draw:type="non-primitive" svg:viewBox="0 0 21600 21600" draw:enhanced-path="M 0 0 L 21600 0 21600 21600 0 21600 Z N"/></draw:custom-shape><draw:custom-shape svg:x="0.16667in" svg:y="0.61655in" svg:width="1.98613in" svg:height="0.20164in" draw:id="id97" draw:style-name="a97" draw:name="Rectangle 3909"><svg:title/><svg:desc/><text:p text:style-name="P140">. Наличие судимости</text:p><draw:enhanced-geometry draw:type="non-primitive" svg:viewBox="0 0 21600 21600" draw:enhanced-path="M 0 0 L 21600 0 21600 21600 0 21600 Z N"/></draw:custom-shape><draw:custom-shape svg:x="1.66203in" svg:y="0.58361in" svg:width="0.05542in" svg:height="0.24538in" draw:id="id98" draw:style-name="a98" draw:name="Rectangle 188"><svg:title/><svg:desc/><text:p text:style-name="P141"><text:s/></text:p><draw:enhanced-geometry draw:type="non-primitive" svg:viewBox="0 0 21600 21600" draw:enhanced-path="M 0 0 L 21600 0 21600 21600 0 21600 Z N"/></draw:custom-shape><draw:custom-shape svg:x="1.82536in" svg:y="0.61924in" svg:width="0.88179in" svg:height="0.19807in" draw:id="id99" draw:style-name="a99" draw:name="Rectangle 189"><svg:title/><svg:desc/><text:p text:style-name="P142"><text:span text:style-name="T143">не судим</text:span></text:p><draw:enhanced-geometry draw:type="non-primitive" svg:viewBox="0 0 21600 21600" draw:enhanced-path="M 0 0 L 21600 0 21600 21600 0 21600 Z N"/></draw:custom-shape><draw:custom-shape svg:x="2.48869in" svg:y="0.61924in" svg:width="0.11083in" svg:height="0.19807in" draw:id="id100" draw:style-name="a100" draw:name="Rectangle 190"><svg:title/><svg:desc/><text:p text:style-name="P144"><text:span text:style-name="T145">а</text:span></text:p><draw:enhanced-geometry draw:type="non-primitive" svg:viewBox="0 0 21600 21600" draw:enhanced-path="M 0 0 L 21600 0 21600 21600 0 21600 Z N"/></draw:custom-shape><draw:custom-shape svg:x="2.57203in" svg:y="0.58361in" svg:width="0.05542in" svg:height="0.24538in" draw:id="id101" draw:style-name="a101" draw:name="Rectangle 191"><svg:title/><svg:desc/><text:p text:style-name="P146"><text:span text:style-name="T147"><text:s/></text:span></text:p><draw:enhanced-geometry draw:type="non-primitive" svg:viewBox="0 0 21600 21600" draw:enhanced-path="M 0 0 L 21600 0 21600 21600 0 21600 Z N"/></draw:custom-shape><draw:custom-shape svg:x="1.74036in" svg:y="0.76544in" svg:width="5.22597in" svg:height="0.01in" draw:id="id102" draw:style-name="a102" draw:name="Shape 4915"><svg:title/><svg:desc/><draw:enhanced-geometry draw:type="non-primitive" svg:viewBox="0 0 4778629 9144" draw:enhanced-path="M 0 0 L 4778629 0 47786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778629"/><draw:equation draw:name="f7" draw:formula="?f4 / 9144"/><draw:equation draw:name="f8" draw:formula="0 / ?f6"/><draw:equation draw:name="f9" draw:formula="4778629 / ?f6"/><draw:equation draw:name="f10" draw:formula="0 / ?f7"/><draw:equation draw:name="f11" draw:formula="9144 / ?f7"/></draw:enhanced-geometry></draw:custom-shape></draw:g></text:span></text:p>
      <text:p text:style-name="P148"><text:span text:style-name="T149"><text:s text:c="14"/>(когда и каким судом был_ осужден_, по какой статье УК РФ, вид и размер наказания)<text:s/></text:span></text:p>
      <text:p text:style-name="P150"><text:span text:style-name="T151"><text:s/></text:span></text:p>
      <text:p text:style-name="P152"><text:span text:style-name="T153"><text:tab/></text:span><text:span text:style-name="T154">Потерпевший <text:s text:c="4"/></text:span><text:span text:style-name="T155"><text:tab/></text:span><text:s/></text:p>
      <text:list text:style-name="LFO2" text:continue-numbering="true">
        <text:list-item>
          <text:p text:style-name="P156">Паспорт или иной документ, удостоверяющий личность потерпевш<text:span text:style-name="T157"><draw:g draw:name="Group 4357" draw:id="id111" draw:style-name="a111" text:anchor-type="as-char"><svg:title/><svg:desc/><draw:custom-shape svg:x="0in" svg:y="0.00471in" svg:width="1.97569in" svg:height="0.01in" draw:id="id104" draw:style-name="a104" draw:name="Shape 4922"><svg:title/><svg:desc/><draw:enhanced-geometry draw:type="non-primitive" svg:viewBox="0 0 1806575 9144" draw:enhanced-path="M 0 0 L 1806575 0 180657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6575"/><draw:equation draw:name="f7" draw:formula="?f4 / 9144"/><draw:equation draw:name="f8" draw:formula="0 / ?f6"/><draw:equation draw:name="f9" draw:formula="1806575 / ?f6"/><draw:equation draw:name="f10" draw:formula="0 / ?f7"/><draw:equation draw:name="f11" draw:formula="9144 / ?f7"/></draw:enhanced-geometry></draw:custom-shape><draw:custom-shape svg:x="0.56042in" svg:y="0.0247in" svg:width="0.05536in" svg:height="0.15123in" draw:id="id105" draw:style-name="a105" draw:name="Rectangle 3912"><svg:title/><svg:desc/><text:p text:style-name="P158"><text:span text:style-name="T159">(</text:span></text:p><draw:enhanced-geometry draw:type="non-primitive" svg:viewBox="0 0 21600 21600" draw:enhanced-path="M 0 0 L 21600 0 21600 21600 0 21600 Z N"/></draw:custom-shape><draw:custom-shape svg:x="0.60204in" svg:y="0.0247in" svg:width="0.58321in" svg:height="0.15123in" draw:id="id106" draw:style-name="a106" draw:name="Rectangle 3914"><svg:title/><svg:desc/><text:p text:style-name="P160"><text:span text:style-name="T161">подпись</text:span></text:p><draw:enhanced-geometry draw:type="non-primitive" svg:viewBox="0 0 21600 21600" draw:enhanced-path="M 0 0 L 21600 0 21600 21600 0 21600 Z N"/></draw:custom-shape><draw:custom-shape svg:x="1.04054in" svg:y="0.0247in" svg:width="0.05536in" svg:height="0.15123in" draw:id="id107" draw:style-name="a107" draw:name="Rectangle 3913"><svg:title/><svg:desc/><text:p text:style-name="P162"><text:span text:style-name="T163">)</text:span></text:p><draw:enhanced-geometry draw:type="non-primitive" svg:viewBox="0 0 21600 21600" draw:enhanced-path="M 0 0 L 21600 0 21600 21600 0 21600 Z N"/></draw:custom-shape><draw:custom-shape svg:x="1.08375in" svg:y="0in" svg:width="0.04156in" svg:height="0.18404in" draw:id="id108" draw:style-name="a108" draw:name="Rectangle 204"><svg:title/><svg:desc/><text:p text:style-name="P164"><text:span text:style-name="T165"><text:s/></text:span></text:p><draw:enhanced-geometry draw:type="non-primitive" svg:viewBox="0 0 21600 21600" draw:enhanced-path="M 0 0 L 21600 0 21600 21600 0 21600 Z N"/></draw:custom-shape><draw:custom-shape svg:x="0.52208in" svg:y="0.12121in" svg:width="0.05542in" svg:height="0.24538in" draw:id="id109" draw:style-name="a109" draw:name="Rectangle 209"><svg:title/><svg:desc/><text:p text:style-name="P166"><text:span text:style-name="T167"><text:s/></text:span></text:p><draw:enhanced-geometry draw:type="non-primitive" svg:viewBox="0 0 21600 21600" draw:enhanced-path="M 0 0 L 21600 0 21600 21600 0 21600 Z N"/></draw:custom-shape><draw:custom-shape svg:x="0.43875in" svg:y="0.30304in" svg:width="1.53694in" svg:height="0.01in" draw:id="id110" draw:style-name="a110" draw:name="Shape 4923"><svg:title/><svg:desc/><draw:enhanced-geometry draw:type="non-primitive" svg:viewBox="0 0 1405382 9144" draw:enhanced-path="M 0 0 L 1405382 0 140538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05382"/><draw:equation draw:name="f7" draw:formula="?f4 / 9144"/><draw:equation draw:name="f8" draw:formula="0 / ?f6"/><draw:equation draw:name="f9" draw:formula="1405382 / ?f6"/><draw:equation draw:name="f10" draw:formula="0 / ?f7"/><draw:equation draw:name="f11" draw:formula="9144 / ?f7"/></draw:enhanced-geometry></draw:custom-shape></draw:g></text:span>его <text:s/></text:p>
        </text:list-item>
      </text:list>
      <text:p text:style-name="P168"><text:span text:style-name="T169"><text:s/></text:span></text:p>
      <text:p text:style-name="P170"><text:span text:style-name="T171"><draw:custom-shape svg:x="-0.085in" svg:y="0.31789in" svg:width="7.05139in" svg:height="0.01in" draw:id="id112" draw:style-name="a112" draw:name="Group 4358"><svg:title/><svg:desc/><draw:enhanced-geometry draw:type="non-primitive" svg:viewBox="0 0 6447790 9144" draw:enhanced-path="M 0 0 L 6447790 0 644779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47790"/><draw:equation draw:name="f7" draw:formula="?f4 / 9144"/><draw:equation draw:name="f8" draw:formula="0 / ?f6"/><draw:equation draw:name="f9" draw:formula="6447790 / ?f6"/><draw:equation draw:name="f10" draw:formula="0 / ?f7"/><draw:equation draw:name="f11" draw:formula="9144 / ?f7"/></draw:enhanced-geometry></draw:custom-shape></text:span><text:span text:style-name="T172">серия 5212 № 196538 Отделом № 1 УФМС России по Омской области в Советском административном округе г. Омска 06.04.2013 г.<text:s/></text:span></text:p>
      <text:p text:style-name="P173"><text:span text:style-name="T174"><text:s/></text:span></text:p>
      <text:list text:style-name="LFO2" text:continue-numbering="true">
        <text:list-item>
          <text:p text:style-name="P175">Иные данные о личности потерпевшего<text:s/><text:tab/><text:span text:style-name="T176">русская,</text:span><text:span text:style-name="T177"><text:s/></text:span><text:span text:style-name="T178">на учете в ООНД, ОКПБ не состоит,</text:span><text:span text:style-name="T179"><text:s/></text:span></text:p>
        </text:list-item>
      </text:list>
      <text:p text:style-name="P180"><text:span text:style-name="T181"><text:s/></text:span></text:p>
      <text:p text:style-name="P182"><text:span text:style-name="T183">русским языком владеет в полном объеме, в услугах переводчика не нуждается, несовершеннолетняя.<text:s/></text:span></text:p>
      <text:p text:style-name="P184"><text:span text:style-name="T185"><draw:custom-shape svg:x="0in" svg:y="0in" svg:width="7.05139in" svg:height="0.01in" draw:id="id113" draw:style-name="a113" draw:name="Group 4359"><svg:title/><svg:desc/><draw:enhanced-geometry draw:type="non-primitive" svg:viewBox="0 0 6447790 9144" draw:enhanced-path="M 0 0 L 6447790 0 644779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47790"/><draw:equation draw:name="f7" draw:formula="?f4 / 9144"/><draw:equation draw:name="f8" draw:formula="0 / ?f6"/><draw:equation draw:name="f9" draw:formula="6447790 / ?f6"/><draw:equation draw:name="f10" draw:formula="0 / ?f7"/><draw:equation draw:name="f11" draw:formula="9144 / ?f7"/></draw:enhanced-geometry></draw:custom-shape></text:span><text:span text:style-name="T186"><text:s/></text:span></text:p>
      <text:p text:style-name="P187"><text:span text:style-name="T188"><text:tab/></text:span>Иные участвующие лица<text:s/><text:tab/><text:span text:style-name="T189">законный представитель Совунова Алла Николаевна<text:s/></text:span></text:p>
      <text:p text:style-name="P190"><text:span text:style-name="T191">(процессуальное положение,<text:s/></text:span><text:span text:style-name="T192">фамилия, инициалы)<text:s/></text:span></text:p>
      <text:p text:style-name="P193"><text:span text:style-name="T194"><draw:g draw:z-index="251662336" draw:name="Group 4360" draw:id="id116" draw:style-name="a116" text:anchor-type="paragraph"><svg:title/><svg:desc/><draw:custom-shape svg:x="2.42869in" svg:y="-0.16686in" svg:width="4.53764in" svg:height="0.01in" draw:id="id114" draw:style-name="a114" draw:name="Shape 4932"><svg:title/><svg:desc/><draw:enhanced-geometry draw:type="non-primitive" svg:viewBox="0 0 4149217 9144" draw:enhanced-path="M 0 0 L 4149217 0 4149217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149217"/><draw:equation draw:name="f7" draw:formula="?f4 / 9144"/><draw:equation draw:name="f8" draw:formula="0 / ?f6"/><draw:equation draw:name="f9" draw:formula="4149217 / ?f6"/><draw:equation draw:name="f10" draw:formula="0 / ?f7"/><draw:equation draw:name="f11" draw:formula="9144 / ?f7"/></draw:enhanced-geometry></draw:custom-shape><draw:custom-shape svg:x="5.30439in" svg:y="0.15647in" svg:width="1.66194in" svg:height="0.01in" draw:id="id115" draw:style-name="a115" draw:name="Shape 4933"><svg:title/><svg:desc/><draw:enhanced-geometry draw:type="non-primitive" svg:viewBox="0 0 1519682 9144" draw:enhanced-path="M 0 0 L 1519682 0 151968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19682"/><draw:equation draw:name="f7" draw:formula="?f4 / 9144"/><draw:equation draw:name="f8" draw:formula="0 / ?f6"/><draw:equation draw:name="f9" draw:formula="1519682 / ?f6"/><draw:equation draw:name="f10" draw:formula="0 / ?f7"/><draw:equation draw:name="f11" draw:formula="9144 / ?f7"/></draw:enhanced-geometry></draw:custom-shape></draw:g></text:span>Участвующим лицам объявлено о применении технических средств<text:s/><text:span text:style-name="T195">не применялось<text:s/></text:span><text:s text:c="12"/>Перед началом допроса мне разъяснены права и обязанности потерпевшего, предусмотренные частью второй ст. 42 УПК РФ. <text:s/></text:p>
      <text:p text:style-name="P196">Согласно ст. 18 УПК РФ мне разъяснено право, давать показания на родном языке или на том языке, которым я владею, а также пользоваться помощью переводчика бесплатно. <text:s/></text:p>
      <text:p text:style-name="P197">Мне также разъяснено, что в соответствии со ст. 51 Конституции Российской Федерации я не обязан свидетельствовать против самого себя, своего супруга (своей супруги) и других близких родственников, круг которых определен п. 4 ст. 5 УПК РФ. <text:s/></text:p>
      <text:p text:style-name="P198">Об уголовной ответственности за отказ от дачи показаний по ст. 308 УК РФ и за дачу заведомо ложных показаний по ст. 307 УК РФ предупрежден.<text:s/></text:p>
      <text:p text:style-name="P199"><text:span text:style-name="T200"><text:tab/></text:span><text:span text:style-name="T201">Потерпевший <text:s text:c="3"/></text:span><text:span text:style-name="T202"><text:tab/></text:span><text:s/></text:p>
      <text:p text:style-name="P203"><text:span text:style-name="T204"><draw:custom-shape svg:x="0in" svg:y="0in" svg:width="1.97569in" svg:height="0.01in" draw:id="id117" draw:style-name="a117" draw:name="Group 4361"><svg:title/><svg:desc/><draw:enhanced-geometry draw:type="non-primitive" svg:viewBox="0 0 1806575 9144" draw:enhanced-path="M 0 0 L 1806575 0 180657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6575"/><draw:equation draw:name="f7" draw:formula="?f4 / 9144"/><draw:equation draw:name="f8" draw:formula="0 / ?f6"/><draw:equation draw:name="f9" draw:formula="1806575 / ?f6"/><draw:equation draw:name="f10" draw:formula="0 / ?f7"/><draw:equation draw:name="f11" draw:formula="9144 / ?f7"/></draw:enhanced-geometry></draw:custom-shape></text:span></text:p>
      <text:p text:style-name="P205"><text:span text:style-name="T206">(подпись)<text:s/></text:span></text:p>
      <text:p text:style-name="P207">По существу заданных вопросов могу пояснить, что <text:s/>по вышеуказанному адресу проживаю с родителями Совуновой Аллой Николаевной и Совуновым Вадимом Евгеньевичем. В свободное от обучения в средней общеобразовательной школе № 96 время я занимаюсь в цирковой студии «Престиж», с которой периодически выступаю, в<text:s/>том числе с выездом. <text:s/></text:p>
      <text:p text:style-name="P208">Так, 11.05.2015 года я с напарником по цирковой студии Галич Денисом Юрьевичем поехали в г. Челябинск на выступление в ледовой арене «Трактор». 19.05.2015 года я с Галич Д.Ю. возвращались обратно в г. Омск, для чего на станции Челябинск мы осуществили посадку в пассажирский поезд № 098 сообщением «Кисловодск-Тында» в вагон № 14 на места № 22, 24, 26. На одном месте находился реквизит. Осуществив посадку и заняв свои места мы легли спать, телефон был все время при мне, однако перед тем<text:s/>как лечь спать он выключился, т.к. сел заряд аккумулятора. Проснувшись утром по станции Петропавловск мы находились на своих местах, так как в вагоне работали пограничники, проводили проверку пассажиров. В вагоне было много пассажиров, некоторые из них в<text:s/>пути следования распивали спиртные напитки. В том числе в вагоне из числа пассажиров были военнослужащие, других отличительных признаков я не запомнила. После того как проводник прошел по вагону и предупредил, что до станции Омск оставалось около 15 минут,<text:s/>я решила пойти поставить свой мобильный телефон на зарядку для того, чтобы позвонить маме и сказать о прибытии поезда. Так, я прошла в нерабочий тамбур, где напротив туалета над окном поставила свой мобильный телефон заряжаться, положив его на верхний уступ окна. В момент, когда я ставила телефон на зарядку, в тамбуре напротив туалета стоял проводник вагона, он видел все мои действия. Проводник дожидался пассажира, который находился в туалете, для того чтобы закрыть туалет перед прибытием на станцию Омск.<text:s/>Поставив телефон на зарядку я решила вернуться на свое место, через минуту за мной вышел из тамбура и проводник и прошел к себе. Я находилась на свое месте около 7-10 минут, после чего решила проверить свой мобильный телефон. Также у меня вызвала подозрение женщина, на вид цыганка, которая прошла в сторону туалета. Так, подойдя к нерабочему тамбуру я увидела, что в розетке осталось только зарядное устройство от моего мобильного телефона, самого телефона не было. Я сразу поняла, что его похитили и пошла к проводнику, сообщила о случившемся, на что проводник ответил что по станции Омск вызовет сотрудников полиции для разбирательств. <text:s/></text:p>
      <text:p text:style-name="P209">По прибытию на станцию Омск в вагон зашли сотрудники полиции , которым я указала на место где стоял телефон на зарядке и устно<text:s/>объяснила, что случилось. После этого я сошла по станции Омск вместе с одним из сотрудников полиции и проследовали в дежурную часть Омского ЛУ МВД России, где в присутствии мама – Совуновой Аллы Николаевны я написала заявление и меня опросили сотрудники полиции по факту случившегося. <text:s/></text:p>
      <text:p text:style-name="P210">Также поясняю, что мобильный телефон у меня был марки «Iphone» модель «4s», IMEI 013532009242428 в корпусе белого цвета. На момент хищения мобильный телефон находился в чехле черного цвета, на задней стенке чехла изображена девушка с фотоаппаратом. Телефон не имел трещин, сколов иных механических повреждений. Мобильный телефон приобретался за 18 000 рублей примерно в сентябре 2014 года, при этом в данную сумму входила его настройка. В настоящее время с учетом износа, я оцениваю мобильный телефон в 13 500 рублей 00 копеек, как указано в чеке, который я готова выдать. Чехол для меня материальной ценности не представляет. На момент хищения в мобильном телефоне находилась сим-карта оператора ОАО «МТС» с абонентским номером +79835288572. Симкарта материальной ценности сим-карта для меня не представляет, денежных средств на момент хищения на сим-карте не было. Данный абонентский номер оформлен на моего папу – Совунова Вадима Евгеньевича. <text:s/></text:p>
      <text:p text:style-name="P211">Также хочу пояснить, что за выступления в цирковой группе я получаю денежные средства. Оплата за наши выступления сдельная, выступаем на бездоговорной основе. В среднем один час выступления стоит от 1 500 рублей, в зависимости от сложности номера. В месяц примерно я зарабатываю от 8 000 до 10 000 рублей. Именно с данных денежных средств был куплен похищенный у меня мобильный телефон, кроме того, из заработанных денег - часть заработка идет на оплату поездок, покупку билетов на транспорт, поэтому, в силу того, что я еще обучаюсь в школе, постоянного заработка не имею, и нахожусь на иждивении родителей в связи с чем, ущерб на сумму 13 500 рублей 00 копеек причиненный мне, является для меня значительным. Мобильный телефон покупался в рассрочку, которая была оформлена на мою маму – Совунову А.Н., однако денежные средства вносила я, по мере их получения за выступления. <text:s/></text:p>
      <text:p text:style-name="P212">В настоящее время при мне находится коробка от мобильного телефона марки «Iphone» модель «4s», IMEI 013532009242428 в корпусе белого цвета, два электронных билета на листах А4, копия свидетельства о рождении на мое имя, а также электронная выписка чека из магазина «Связной» и документы из магазина, где приобретали мобильных телефон. Данные предметы и документы я готова выдать. Больше по данному факту мне пояснить нечего. <text:s/></text:p>
      <text:p text:style-name="P213"><text:s/></text:p>
      <text:p text:style-name="P214"><text:span text:style-name="T215"><text:s/></text:span><text:span text:style-name="T216"><text:tab/></text:span><text:s/></text:p>
      <text:p text:style-name="P217"><text:span text:style-name="T218"><text:s/></text:span></text:p>
      <text:p text:style-name="P219"><text:span text:style-name="T220">Потерпевший</text:span><text:span text:style-name="T221"><text:s text:c="4"/></text:span></text:p>
      <text:p text:style-name="P222"><text:span text:style-name="T223"><draw:custom-shape svg:x="0in" svg:y="0in" svg:width="1.87528in" svg:height="0.01in" draw:id="id118" draw:style-name="a118" draw:name="Group 3926"><svg:title/><svg:desc/><draw:enhanced-geometry draw:type="non-primitive" svg:viewBox="0 0 1714754 9144" draw:enhanced-path="M 0 0 L 1714754 0 1714754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14754"/><draw:equation draw:name="f7" draw:formula="?f4 / 9144"/><draw:equation draw:name="f8" draw:formula="0 / ?f6"/><draw:equation draw:name="f9" draw:formula="1714754 / ?f6"/><draw:equation draw:name="f10" draw:formula="0 / ?f7"/><draw:equation draw:name="f11" draw:formula="9144 / ?f7"/></draw:enhanced-geometry></draw:custom-shape></text:span></text:p>
      <text:p text:style-name="P224"><text:span text:style-name="T225">(подпись)<text:s/></text:span></text:p>
      <text:p text:style-name="P226"><text:s/></text:p>
      <text:p text:style-name="P227">Перед началом, в ходе либо по окончании допроса потерпевшей от участвующих лиц<text:s/></text:p>
      <text:p text:style-name="P228"><text:span text:style-name="T229"><text:s/></text:span></text:p>
      <text:p text:style-name="P230"><text:span text:style-name="T231">потерпевшего Совуновой А.В., законного представителя Совуновой А.Н.</text:span><text:s/></text:p>
      <text:p text:style-name="P232"><text:span text:style-name="T233">(их процессуальное положение, фамилии, инициалы)<text:s/></text:span></text:p>
      <text:p text:style-name="P234"><text:span text:style-name="T235"><draw:g draw:z-index="251663360" draw:name="Group 3927" draw:id="id122" draw:style-name="a122" text:anchor-type="paragraph"><svg:title/><svg:desc/><draw:custom-shape svg:x="-0.085in" svg:y="-0.16353in" svg:width="7.05139in" svg:height="0.01in" draw:id="id119" draw:style-name="a119" draw:name="Shape 4940"><svg:title/><svg:desc/><draw:enhanced-geometry draw:type="non-primitive" svg:viewBox="0 0 6447790 9144" draw:enhanced-path="M 0 0 L 6447790 0 6447790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47790"/><draw:equation draw:name="f7" draw:formula="?f4 / 9144"/><draw:equation draw:name="f8" draw:formula="0 / ?f6"/><draw:equation draw:name="f9" draw:formula="6447790 / ?f6"/><draw:equation draw:name="f10" draw:formula="0 / ?f7"/><draw:equation draw:name="f11" draw:formula="9144 / ?f7"/></draw:enhanced-geometry></draw:custom-shape><draw:custom-shape svg:x="0.80328in" svg:y="0.15981in" svg:width="1.82194in" svg:height="0.01in" draw:id="id120" draw:style-name="a120" draw:name="Shape 4941"><svg:title/><svg:desc/><draw:enhanced-geometry draw:type="non-primitive" svg:viewBox="0 0 1665986 9144" draw:enhanced-path="M 0 0 L 1665986 0 1665986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65986"/><draw:equation draw:name="f7" draw:formula="?f4 / 9144"/><draw:equation draw:name="f8" draw:formula="0 / ?f6"/><draw:equation draw:name="f9" draw:formula="1665986 / ?f6"/><draw:equation draw:name="f10" draw:formula="0 / ?f7"/><draw:equation draw:name="f11" draw:formula="9144 / ?f7"/></draw:enhanced-geometry></draw:custom-shape><draw:custom-shape svg:x="4.98731in" svg:y="0.15981in" svg:width="1.97403in" svg:height="0.01in" draw:id="id121" draw:style-name="a121" draw:name="Shape 4942"><svg:title/><svg:desc/><draw:enhanced-geometry draw:type="non-primitive" svg:viewBox="0 0 1805052 9144" draw:enhanced-path="M 0 0 L 1805052 0 1805052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5052"/><draw:equation draw:name="f7" draw:formula="?f4 / 9144"/><draw:equation draw:name="f8" draw:formula="0 / ?f6"/><draw:equation draw:name="f9" draw:formula="1805052 / ?f6"/><draw:equation draw:name="f10" draw:formula="0 / ?f7"/><draw:equation draw:name="f11" draw:formula="9144 / ?f7"/></draw:enhanced-geometry></draw:custom-shape></draw:g></text:span>заявления<text:s/><text:tab/><text:span text:style-name="T236"><text:s text:c="5"/>не поступили<text:s/></text:span><text:span text:style-name="T237"><text:tab/></text:span>.<text:s/><text:tab/>Содержание заявлен<text:s/><text:span text:style-name="T238">ия<text:s/></text:span>:<text:s/><text:tab/><text:span text:style-name="T239">нет<text:s/></text:span></text:p>
      <text:p text:style-name="P240"><text:span text:style-name="T241">(поступили, не поступили)<text:s/></text:span></text:p>
      <text:p text:style-name="P242"><text:span text:style-name="T243"><text:s/></text:span></text:p>
      <text:p text:style-name="P244"><text:span text:style-name="T245"><text:tab/></text:span><text:span text:style-name="T246">Потерпевший <text:s text:c="5"/></text:span><text:span text:style-name="T247"><text:tab/></text:span><text:s/></text:p>
      <text:p text:style-name="P248">Протокол прочитан<text:s/><text:span text:style-name="T249"><draw:g draw:name="Group 3928" draw:id="id131" draw:style-name="a131" text:anchor-type="as-char"><svg:title/><svg:desc/><draw:custom-shape svg:x="3.12528in" svg:y="0.00471in" svg:width="1.97569in" svg:height="0.01in" draw:id="id123" draw:style-name="a123" draw:name="Shape 4946"><svg:title/><svg:desc/><draw:enhanced-geometry draw:type="non-primitive" svg:viewBox="0 0 1806575 9144" draw:enhanced-path="M 0 0 L 1806575 0 180657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6575"/><draw:equation draw:name="f7" draw:formula="?f4 / 9144"/><draw:equation draw:name="f8" draw:formula="0 / ?f6"/><draw:equation draw:name="f9" draw:formula="1806575 / ?f6"/><draw:equation draw:name="f10" draw:formula="0 / ?f7"/><draw:equation draw:name="f11" draw:formula="9144 / ?f7"/></draw:enhanced-geometry></draw:custom-shape><draw:custom-shape svg:x="3.66236in" svg:y="0.0247in" svg:width="0.05536in" svg:height="0.15123in" draw:id="id124" draw:style-name="a124" draw:name="Rectangle 3869"><svg:title/><svg:desc/><text:p text:style-name="P250"><text:span text:style-name="T251">(</text:span></text:p><draw:enhanced-geometry draw:type="non-primitive" svg:viewBox="0 0 21600 21600" draw:enhanced-path="M 0 0 L 21600 0 21600 21600 0 21600 Z N"/></draw:custom-shape><draw:custom-shape svg:x="3.70399in" svg:y="0.0247in" svg:width="0.58321in" svg:height="0.15123in" draw:id="id125" draw:style-name="a125" draw:name="Rectangle 3871"><svg:title/><svg:desc/><text:p text:style-name="P252"><text:span text:style-name="T253">подпись</text:span></text:p><draw:enhanced-geometry draw:type="non-primitive" svg:viewBox="0 0 21600 21600" draw:enhanced-path="M 0 0 L 21600 0 21600 21600 0 21600 Z N"/></draw:custom-shape><draw:custom-shape svg:x="4.14249in" svg:y="0.0247in" svg:width="0.05536in" svg:height="0.15123in" draw:id="id126" draw:style-name="a126" draw:name="Rectangle 3870"><svg:title/><svg:desc/><text:p text:style-name="P254"><text:span text:style-name="T255">)</text:span></text:p><draw:enhanced-geometry draw:type="non-primitive" svg:viewBox="0 0 21600 21600" draw:enhanced-path="M 0 0 L 21600 0 21600 21600 0 21600 Z N"/></draw:custom-shape><draw:custom-shape svg:x="4.18569in" svg:y="0in" svg:width="0.04156in" svg:height="0.18404in" draw:id="id127" draw:style-name="a127" draw:name="Rectangle 703"><svg:title/><svg:desc/><text:p text:style-name="P256"><text:span text:style-name="T257"><text:s/></text:span></text:p><draw:enhanced-geometry draw:type="non-primitive" svg:viewBox="0 0 21600 21600" draw:enhanced-path="M 0 0 L 21600 0 21600 21600 0 21600 Z N"/></draw:custom-shape><draw:custom-shape svg:x="0.085in" svg:y="0.17683in" svg:width="0.61579in" svg:height="0.19807in" draw:id="id128" draw:style-name="a128" draw:name="Rectangle 706"><svg:title/><svg:desc/><text:p text:style-name="P258"><text:span text:style-name="T259">лично</text:span></text:p><draw:enhanced-geometry draw:type="non-primitive" svg:viewBox="0 0 21600 21600" draw:enhanced-path="M 0 0 L 21600 0 21600 21600 0 21600 Z N"/></draw:custom-shape><draw:custom-shape svg:x="0.54833in" svg:y="0.14121in" svg:width="0.05542in" svg:height="0.24538in" draw:id="id129" draw:style-name="a129" draw:name="Rectangle 707"><svg:title/><svg:desc/><text:p text:style-name="P260"><text:span text:style-name="T261"><text:s/></text:span></text:p><draw:enhanced-geometry draw:type="non-primitive" svg:viewBox="0 0 21600 21600" draw:enhanced-path="M 0 0 L 21600 0 21600 21600 0 21600 Z N"/></draw:custom-shape><draw:custom-shape svg:x="0in" svg:y="0.32804in" svg:width="5.10097in" svg:height="0.01in" draw:id="id130" draw:style-name="a130" draw:name="Shape 4947"><svg:title/><svg:desc/><draw:enhanced-geometry draw:type="non-primitive" svg:viewBox="0 0 4664329 9144" draw:enhanced-path="M 0 0 L 4664329 0 4664329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64329"/><draw:equation draw:name="f7" draw:formula="?f4 / 9144"/><draw:equation draw:name="f8" draw:formula="0 / ?f6"/><draw:equation draw:name="f9" draw:formula="4664329 / ?f6"/><draw:equation draw:name="f10" draw:formula="0 / ?f7"/><draw:equation draw:name="f11" draw:formula="9144 / ?f7"/></draw:enhanced-geometry></draw:custom-shape></draw:g></text:span></text:p>
      <text:p text:style-name="P262"><text:span text:style-name="T263">(лично или вслух следователем (дознавателем)<text:s/></text:span></text:p>
      <text:p text:style-name="P264"><text:span text:style-name="T265"><text:tab/></text:span>Замечания к протоколу<text:s/><text:tab/><text:span text:style-name="T266">отсутствуют<text:s/></text:span></text:p>
      <text:p text:style-name="P267"><text:span text:style-name="T268"><draw:custom-shape svg:x="0in" svg:y="0in" svg:width="4.84597in" svg:height="0.01in" draw:id="id132" draw:style-name="a132" draw:name="Group 3929"><svg:title/><svg:desc/><draw:enhanced-geometry draw:type="non-primitive" svg:viewBox="0 0 4431158 9144" draw:enhanced-path="M 0 0 L 4431158 0 4431158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431158"/><draw:equation draw:name="f7" draw:formula="?f4 / 9144"/><draw:equation draw:name="f8" draw:formula="0 / ?f6"/><draw:equation draw:name="f9" draw:formula="4431158 / ?f6"/><draw:equation draw:name="f10" draw:formula="0 / ?f7"/><draw:equation draw:name="f11" draw:formula="9144 / ?f7"/></draw:enhanced-geometry></draw:custom-shape></text:span></text:p>
      <text:p text:style-name="P269"><text:span text:style-name="T270">(содержание замечаний либо указание<text:s/></text:span></text:p>
      <text:p text:style-name="P271"><text:span text:style-name="T272"><text:s/></text:span><text:span text:style-name="T273"><text:tab/></text:span><text:s/></text:p>
      <text:p text:style-name="P274"><text:span text:style-name="T275">Потерпевший <text:s text:c="4"/></text:span></text:p>
      <text:p text:style-name="P276"><text:span text:style-name="T277"><text:tab/></text:span><text:span text:style-name="T278">Следователь <text:s/></text:span><text:span text:style-name="T279"><text:tab/></text:span><text:span text:style-name="T280"><draw:g draw:name="Group 3930" draw:id="id140" draw:style-name="a140" text:anchor-type="as-char"><svg:title/><svg:desc/><draw:custom-shape svg:x="0in" svg:y="0.00471in" svg:width="1.97569in" svg:height="0.01in" draw:id="id133" draw:style-name="a133" draw:name="Shape 4952"><svg:title/><svg:desc/><draw:enhanced-geometry draw:type="non-primitive" svg:viewBox="0 0 1806575 9144" draw:enhanced-path="M 0 0 L 1806575 0 180657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6575"/><draw:equation draw:name="f7" draw:formula="?f4 / 9144"/><draw:equation draw:name="f8" draw:formula="0 / ?f6"/><draw:equation draw:name="f9" draw:formula="1806575 / ?f6"/><draw:equation draw:name="f10" draw:formula="0 / ?f7"/><draw:equation draw:name="f11" draw:formula="9144 / ?f7"/></draw:enhanced-geometry></draw:custom-shape><draw:custom-shape svg:x="0.53708in" svg:y="0.0247in" svg:width="0.05536in" svg:height="0.15123in" draw:id="id134" draw:style-name="a134" draw:name="Rectangle 3877"><svg:title/><svg:desc/><text:p text:style-name="P281"><text:span text:style-name="T282">(</text:span></text:p><draw:enhanced-geometry draw:type="non-primitive" svg:viewBox="0 0 21600 21600" draw:enhanced-path="M 0 0 L 21600 0 21600 21600 0 21600 Z N"/></draw:custom-shape><draw:custom-shape svg:x="0.57871in" svg:y="0.0247in" svg:width="0.58321in" svg:height="0.15123in" draw:id="id135" draw:style-name="a135" draw:name="Rectangle 3879"><svg:title/><svg:desc/><text:p text:style-name="P283"><text:span text:style-name="T284">подпись</text:span></text:p><draw:enhanced-geometry draw:type="non-primitive" svg:viewBox="0 0 21600 21600" draw:enhanced-path="M 0 0 L 21600 0 21600 21600 0 21600 Z N"/></draw:custom-shape><draw:custom-shape svg:x="1.01721in" svg:y="0.0247in" svg:width="0.05536in" svg:height="0.15123in" draw:id="id136" draw:style-name="a136" draw:name="Rectangle 3878"><svg:title/><svg:desc/><text:p text:style-name="P285"><text:span text:style-name="T286">)</text:span></text:p><draw:enhanced-geometry draw:type="non-primitive" svg:viewBox="0 0 21600 21600" draw:enhanced-path="M 0 0 L 21600 0 21600 21600 0 21600 Z N"/></draw:custom-shape><draw:custom-shape svg:x="1.06042in" svg:y="0in" svg:width="0.04156in" svg:height="0.18404in" draw:id="id137" draw:style-name="a137" draw:name="Rectangle 726"><svg:title/><svg:desc/><text:p text:style-name="P287"><text:span text:style-name="T288"><text:s/></text:span></text:p><draw:enhanced-geometry draw:type="non-primitive" svg:viewBox="0 0 21600 21600" draw:enhanced-path="M 0 0 L 21600 0 21600 21600 0 21600 Z N"/></draw:custom-shape><draw:custom-shape svg:x="0.085in" svg:y="0.13788in" svg:width="0.05542in" svg:height="0.24538in" draw:id="id138" draw:style-name="a138" draw:name="Rectangle 729"><svg:title/><svg:desc/><text:p text:style-name="P289"><text:s/></text:p><draw:enhanced-geometry draw:type="non-primitive" svg:viewBox="0 0 21600 21600" draw:enhanced-path="M 0 0 L 21600 0 21600 21600 0 21600 Z N"/></draw:custom-shape><draw:custom-shape svg:x="0in" svg:y="0.32804in" svg:width="1.97569in" svg:height="0.01in" draw:id="id139" draw:style-name="a139" draw:name="Shape 4953"><svg:title/><svg:desc/><draw:enhanced-geometry draw:type="non-primitive" svg:viewBox="0 0 1806575 9144" draw:enhanced-path="M 0 0 L 1806575 0 1806575 9144 0 9144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806575"/><draw:equation draw:name="f7" draw:formula="?f4 / 9144"/><draw:equation draw:name="f8" draw:formula="0 / ?f6"/><draw:equation draw:name="f9" draw:formula="1806575 / ?f6"/><draw:equation draw:name="f10" draw:formula="0 / ?f7"/><draw:equation draw:name="f11" draw:formula="9144 / ?f7"/></draw:enhanced-geometry></draw:custom-shape></draw:g></text:span></text:p>
      <text:p text:style-name="P290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 fo:margin-bottom="0.0027in" fo:line-height="112%" fo:margin-left="-0.1916in" fo:text-indent="-0.0069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 text:start-value="5">
        <style:list-level-properties text:space-before="0.1666in" text:min-label-width="0in" text:list-level-position-and-space-mode="label-alignment">
          <style:list-level-label-alignment text:label-followed-by="listtab" fo:margin-left="0.1666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9486in" text:min-label-width="0in" text:list-level-position-and-space-mode="label-alignment">
          <style:list-level-label-alignment text:label-followed-by="listtab" fo:margin-left="0.9486in" fo:text-indent="0in"/>
        </style:list-level-properties>
      </text:list-level-style-number>
      <text:list-level-style-number text:level="3" text:style-name="WW_CharLFO1LVL3" style:num-format="i">
        <style:list-level-properties text:space-before="1.4486in" text:min-label-width="0in" text:list-level-position-and-space-mode="label-alignment">
          <style:list-level-label-alignment text:label-followed-by="listtab" fo:margin-left="1.4486in" fo:text-indent="0in"/>
        </style:list-level-properties>
      </text:list-level-style-number>
      <text:list-level-style-number text:level="4" text:style-name="WW_CharLFO1LVL4" style:num-format="1">
        <style:list-level-properties text:space-before="1.9486in" text:min-label-width="0in" text:list-level-position-and-space-mode="label-alignment">
          <style:list-level-label-alignment text:label-followed-by="listtab" fo:margin-left="1.948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4486in" text:min-label-width="0in" text:list-level-position-and-space-mode="label-alignment">
          <style:list-level-label-alignment text:label-followed-by="listtab" fo:margin-left="2.4486in" fo:text-indent="0in"/>
        </style:list-level-properties>
      </text:list-level-style-number>
      <text:list-level-style-number text:level="6" text:style-name="WW_CharLFO1LVL6" style:num-format="i">
        <style:list-level-properties text:space-before="2.9486in" text:min-label-width="0in" text:list-level-position-and-space-mode="label-alignment">
          <style:list-level-label-alignment text:label-followed-by="listtab" fo:margin-left="2.9486in" fo:text-indent="0in"/>
        </style:list-level-properties>
      </text:list-level-style-number>
      <text:list-level-style-number text:level="7" text:style-name="WW_CharLFO1LVL7" style:num-format="1">
        <style:list-level-properties text:space-before="3.4486in" text:min-label-width="0in" text:list-level-position-and-space-mode="label-alignment">
          <style:list-level-label-alignment text:label-followed-by="listtab" fo:margin-left="3.448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9486in" text:min-label-width="0in" text:list-level-position-and-space-mode="label-alignment">
          <style:list-level-label-alignment text:label-followed-by="listtab" fo:margin-left="3.9486in" fo:text-indent="0in"/>
        </style:list-level-properties>
      </text:list-level-style-number>
      <text:list-level-style-number text:level="9" text:style-name="WW_CharLFO1LVL9" style:num-format="i">
        <style:list-level-properties text:space-before="4.4486in" text:min-label-width="0in" text:list-level-position-and-space-mode="label-alignment">
          <style:list-level-label-alignment text:label-followed-by="listtab" fo:margin-left="4.4486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format="1" text:start-value="1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0.9486in" text:min-label-width="0in" text:list-level-position-and-space-mode="label-alignment">
          <style:list-level-label-alignment text:label-followed-by="listtab" fo:margin-left="0.9486in" fo:text-indent="0in"/>
        </style:list-level-properties>
      </text:list-level-style-number>
      <text:list-level-style-number text:level="3" text:style-name="WW_CharLFO2LVL3" style:num-format="i">
        <style:list-level-properties text:space-before="1.4486in" text:min-label-width="0in" text:list-level-position-and-space-mode="label-alignment">
          <style:list-level-label-alignment text:label-followed-by="listtab" fo:margin-left="1.4486in" fo:text-indent="0in"/>
        </style:list-level-properties>
      </text:list-level-style-number>
      <text:list-level-style-number text:level="4" text:style-name="WW_CharLFO2LVL4" style:num-format="1">
        <style:list-level-properties text:space-before="1.9486in" text:min-label-width="0in" text:list-level-position-and-space-mode="label-alignment">
          <style:list-level-label-alignment text:label-followed-by="listtab" fo:margin-left="1.948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4486in" text:min-label-width="0in" text:list-level-position-and-space-mode="label-alignment">
          <style:list-level-label-alignment text:label-followed-by="listtab" fo:margin-left="2.4486in" fo:text-indent="0in"/>
        </style:list-level-properties>
      </text:list-level-style-number>
      <text:list-level-style-number text:level="6" text:style-name="WW_CharLFO2LVL6" style:num-format="i">
        <style:list-level-properties text:space-before="2.9486in" text:min-label-width="0in" text:list-level-position-and-space-mode="label-alignment">
          <style:list-level-label-alignment text:label-followed-by="listtab" fo:margin-left="2.9486in" fo:text-indent="0in"/>
        </style:list-level-properties>
      </text:list-level-style-number>
      <text:list-level-style-number text:level="7" text:style-name="WW_CharLFO2LVL7" style:num-format="1">
        <style:list-level-properties text:space-before="3.4486in" text:min-label-width="0in" text:list-level-position-and-space-mode="label-alignment">
          <style:list-level-label-alignment text:label-followed-by="listtab" fo:margin-left="3.448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3.9486in" text:min-label-width="0in" text:list-level-position-and-space-mode="label-alignment">
          <style:list-level-label-alignment text:label-followed-by="listtab" fo:margin-left="3.9486in" fo:text-indent="0in"/>
        </style:list-level-properties>
      </text:list-level-style-number>
      <text:list-level-style-number text:level="9" text:style-name="WW_CharLFO2LVL9" style:num-format="i">
        <style:list-level-properties text:space-before="4.4486in" text:min-label-width="0in" text:list-level-position-and-space-mode="label-alignment">
          <style:list-level-label-alignment text:label-followed-by="listtab" fo:margin-left="4.4486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013in" fo:margin-left="0.9854in" fo:margin-bottom="0.8743in" fo:margin-right="0.3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иложение 56</dc:title>
    <dc:subject/>
    <meta:initial-creator>Туся и Руся</meta:initial-creator>
    <dc:creator>word</dc:creator>
    <meta:creation-date>2020-11-27T21:54:00Z</meta:creation-date>
    <dc:date>2020-11-27T21:54:00Z</dc:date>
    <meta:template xlink:href="Normal" xlink:type="simple"/>
    <meta:editing-cycles>2</meta:editing-cycles>
    <meta:editing-duration>PT0S</meta:editing-duration>
    <meta:document-statistic meta:page-count="3" meta:paragraph-count="15" meta:word-count="1170" meta:character-count="7824" meta:row-count="55" meta:non-whitespace-character-count="6669"/>
  </office:meta>
</office:document-meta>
</file>